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484cm" fo:margin-left="-1.293cm" table:align="left" style:writing-mode="lr-tb"/>
    </style:style>
    <style:style style:name="Table1.A" style:family="table-column">
      <style:table-column-properties style:column-width="1.208cm"/>
    </style:style>
    <style:style style:name="Table1.B" style:family="table-column">
      <style:table-column-properties style:column-width="5.89cm"/>
    </style:style>
    <style:style style:name="Table1.C" style:family="table-column">
      <style:table-column-properties style:column-width="5.212cm"/>
    </style:style>
    <style:style style:name="Table1.D" style:family="table-column">
      <style:table-column-properties style:column-width="6.17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2.887cm"/>
    </style:style>
    <style:style style:name="Таблица3" style:family="table">
      <style:table-properties style:width="17.812cm" fo:margin-left="-1.311cm" table:align="left" style:writing-mode="lr-tb"/>
    </style:style>
    <style:style style:name="Таблица3.A" style:family="table-column">
      <style:table-column-properties style:column-width="6.248cm"/>
    </style:style>
    <style:style style:name="Таблица3.B" style:family="table-column">
      <style:table-column-properties style:column-width="4.951cm"/>
    </style:style>
    <style:style style:name="Таблица3.C" style:family="table-column">
      <style:table-column-properties style:column-width="6.613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3.C1" style:family="table-cell">
      <style:table-cell-properties style:vertical-align="middle" fo:padding="0.097cm" fo:border="0.5pt solid #000000" style:writing-mode="page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3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7.812cm" fo:margin-left="-1.311cm" table:align="left" style:writing-mode="lr-tb"/>
    </style:style>
    <style:style style:name="Таблица4.A" style:family="table-column">
      <style:table-column-properties style:column-width="6.248cm"/>
    </style:style>
    <style:style style:name="Таблица4.B" style:family="table-column">
      <style:table-column-properties style:column-width="4.951cm"/>
    </style:style>
    <style:style style:name="Таблица4.C" style:family="table-column">
      <style:table-column-properties style:column-width="6.613cm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style:vertical-align="middle" fo:padding="0.097cm" fo:border="0.5pt solid #000000" style:writing-mode="page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.812cm" fo:margin-left="-1.311cm" table:align="left" style:writing-mode="lr-tb"/>
    </style:style>
    <style:style style:name="Table2.A" style:family="table-column">
      <style:table-column-properties style:column-width="6.248cm"/>
    </style:style>
    <style:style style:name="Table2.B" style:family="table-column">
      <style:table-column-properties style:column-width="4.951cm"/>
    </style:style>
    <style:style style:name="Table2.C" style:family="table-column">
      <style:table-column-properties style:column-width="6.613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7.812cm" fo:margin-left="-1.311cm" table:align="left" style:writing-mode="lr-tb"/>
    </style:style>
    <style:style style:name="Таблица2.A" style:family="table-column">
      <style:table-column-properties style:column-width="6.248cm"/>
    </style:style>
    <style:style style:name="Таблица2.B" style:family="table-column">
      <style:table-column-properties style:column-width="4.951cm"/>
    </style:style>
    <style:style style:name="Таблица2.C" style:family="table-column">
      <style:table-column-properties style:column-width="6.613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2.C1" style:family="table-cell">
      <style:table-cell-properties style:vertical-align="middle" fo:padding="0.097cm" fo:border="0.5pt solid #000000" style:writing-mode="page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7.812cm" fo:margin-left="-1.311cm" table:align="left" style:writing-mode="lr-tb"/>
    </style:style>
    <style:style style:name="Таблица5.A" style:family="table-column">
      <style:table-column-properties style:column-width="6.248cm"/>
    </style:style>
    <style:style style:name="Таблица5.B" style:family="table-column">
      <style:table-column-properties style:column-width="4.951cm"/>
    </style:style>
    <style:style style:name="Таблица5.C" style:family="table-column">
      <style:table-column-properties style:column-width="6.613cm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C1" style:family="table-cell">
      <style:table-cell-properties style:vertical-align="middle" fo:padding="0.097cm" fo:border="0.5pt solid #000000" style:writing-mode="page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7.812cm" fo:margin-left="-1.311cm" table:align="left" style:writing-mode="lr-tb"/>
    </style:style>
    <style:style style:name="Таблица6.A" style:family="table-column">
      <style:table-column-properties style:column-width="6.248cm"/>
    </style:style>
    <style:style style:name="Таблица6.B" style:family="table-column">
      <style:table-column-properties style:column-width="4.951cm"/>
    </style:style>
    <style:style style:name="Таблица6.C" style:family="table-column">
      <style:table-column-properties style:column-width="6.613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6.C1" style:family="table-cell">
      <style:table-cell-properties style:vertical-align="middle" fo:padding="0.097cm" fo:border="0.5pt solid #000000" style:writing-mode="page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6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356b7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rsid="00f250a0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style:font-name-asian="Times New Roman1" style:font-style-asian="italic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style:font-name-asian="Times New Roman1" style:font-style-asian="italic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20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officeooo:paragraph-rsid="007356b7" style:font-name-asian="Times New Roman1" style:font-size-asian="18pt" style:font-weight-asian="bold" style:font-name-complex="Times New Roman1" style:font-size-complex="14pt" style:font-weight-complex="bold"/>
    </style:style>
    <style:style style:name="P23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2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38ceb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19e29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10dbc5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7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d18e02" officeooo:paragraph-rsid="00d18e0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8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80dbc3" officeooo:paragraph-rsid="001b4fb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9" style:family="paragraph" style:parent-style-name="Preformatted_20_Text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884caf" officeooo:paragraph-rsid="008d68e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0" style:family="paragraph" style:parent-style-name="Preformatted_20_Text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d458ed" officeooo:paragraph-rsid="00d458e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1" style:family="paragraph" style:parent-style-name="Preformatted_20_Text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0dbc58" officeooo:paragraph-rsid="010dbc5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2" style:family="paragraph" style:parent-style-name="Preformatted_20_Text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0dbc58" officeooo:paragraph-rsid="010f164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3" style:family="paragraph" style:parent-style-name="Preformatted_20_Text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0dbc58" officeooo:paragraph-rsid="010f164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4" style:family="paragraph" style:parent-style-name="Preformatted_20_Text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106a25" officeooo:paragraph-rsid="011186e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5" style:family="paragraph" style:parent-style-name="Preformatted_20_Text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106a25" officeooo:paragraph-rsid="0111e0da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6" style:family="paragraph" style:parent-style-name="Preformatted_20_Text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106a25" officeooo:paragraph-rsid="0112385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7" style:family="paragraph" style:parent-style-name="Preformatted_20_Text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106a25" officeooo:paragraph-rsid="01132c8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e61ae0" officeooo:paragraph-rsid="00e61ae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9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ab77d9" officeooo:paragraph-rsid="00b8ad7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0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bold" officeooo:rsid="0019e290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41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bold" officeooo:rsid="006abaa6" officeooo:paragraph-rsid="00e61ae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4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normal" officeooo:rsid="00e32239" officeooo:paragraph-rsid="00e32239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4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normal" officeooo:rsid="00e504b9" officeooo:paragraph-rsid="00e504b9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4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normal" officeooo:rsid="00e61ae0" officeooo:paragraph-rsid="00e61ae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45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6pt" fo:language="ru" fo:country="RU" fo:font-weight="bold" officeooo:rsid="001ab047" officeooo:paragraph-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P46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4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Heading_20_1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49" style:family="paragraph" style:parent-style-name="Heading_20_1">
      <style:text-properties style:font-name="Liberation Serif" fo:font-size="20pt" fo:font-weight="bold" officeooo:paragraph-rsid="009247d3" style:font-size-asian="20pt" style:font-weight-asian="bold" style:font-size-complex="20pt" style:font-weight-complex="bold"/>
    </style:style>
    <style:style style:name="P50" style:family="paragraph" style:parent-style-name="Heading_20_1">
      <style:text-properties style:font-name="Liberation Serif" fo:font-size="20pt" fo:font-weight="bold" officeooo:rsid="00a1a44d" officeooo:paragraph-rsid="00df2b9e" style:font-size-asian="20pt" style:font-weight-asian="bold" style:font-size-complex="20pt" style:font-weight-complex="bold"/>
    </style:style>
    <style:style style:name="P51" style:family="paragraph" style:parent-style-name="Heading_20_1">
      <style:text-properties style:font-name="Liberation Serif" fo:font-size="20pt" fo:font-weight="bold" officeooo:rsid="00a1a44d" officeooo:paragraph-rsid="01132c8b" style:font-size-asian="20pt" style:font-weight-asian="bold" style:font-size-complex="20pt" style:font-weight-complex="bold"/>
    </style:style>
    <style:style style:name="P52" style:family="paragraph" style:parent-style-name="Heading_20_1">
      <style:text-properties style:font-name="Liberation Serif" fo:font-size="20pt" fo:font-weight="bold" officeooo:paragraph-rsid="01005ff1" style:font-size-asian="20pt" style:font-weight-asian="bold" style:font-size-complex="20pt" style:font-weight-complex="bold"/>
    </style:style>
    <style:style style:name="P53" style:family="paragraph" style:parent-style-name="Heading_20_1">
      <style:text-properties style:font-name="Liberation Serif" fo:font-size="20pt" fo:font-weight="bold" officeooo:rsid="01131f01" officeooo:paragraph-rsid="01131f01" style:font-size-asian="20pt" style:font-weight-asian="bold" style:font-size-complex="20pt" style:font-weight-complex="bold"/>
    </style:style>
    <style:style style:name="P54" style:family="paragraph" style:parent-style-name="Heading_20_1">
      <style:text-properties style:font-name="Liberation Serif" fo:font-size="20pt" fo:font-weight="bold" officeooo:paragraph-rsid="01132c8b" style:font-size-asian="20pt" style:font-weight-asian="bold" style:font-size-complex="20pt" style:font-weight-complex="bold"/>
    </style:style>
    <style:style style:name="P55" style:family="paragraph" style:parent-style-name="List_20_Paragraph" style:master-page-name="">
      <loext:graphic-properties draw:fill="none"/>
      <style:paragraph-properties fo:margin-left="0.6cm" fo:margin-right="0cm" fo:margin-top="0.423cm" fo:margin-bottom="0cm" style:contextual-spacing="true" fo:line-height="115%" fo:text-align="start" style:justify-single-word="false" fo:orphans="2" fo:widows="2" fo:text-indent="6.399cm" style:auto-text-indent="false" style:page-number="auto" fo:background-color="transparent" style:writing-mode="lr-tb"/>
      <style:text-properties style:font-name="Liberation Serif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56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6pt" fo:font-weight="normal" officeooo:rsid="010d2610" officeooo:paragraph-rsid="010d2610" style:font-size-asian="16pt" style:font-weight-asian="normal" style:font-size-complex="16pt" style:font-weight-complex="normal"/>
    </style:style>
    <style:style style:name="P57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6pt" fo:font-weight="normal" officeooo:rsid="011186ed" officeooo:paragraph-rsid="011186ed" style:font-size-asian="16pt" style:font-weight-asian="normal" style:font-size-complex="16pt" style:font-weight-complex="normal"/>
    </style:style>
    <style:style style:name="P58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erif" officeooo:paragraph-rsid="0117df9c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paragraph-rsid="008d68e9" style:font-size-asian="14pt" style:font-size-complex="14pt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30423b" officeooo:paragraph-rsid="008d68e9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4pt" officeooo:rsid="00ddb309" officeooo:paragraph-rsid="00df2b9e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4pt" officeooo:rsid="00ddb309" officeooo:paragraph-rsid="01005ff1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4pt" officeooo:rsid="00ddb309" officeooo:paragraph-rsid="01132c8b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4pt" officeooo:rsid="00df2b9e" officeooo:paragraph-rsid="00df2b9e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4pt" officeooo:rsid="00df2b9e" officeooo:paragraph-rsid="01005ff1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4pt" officeooo:rsid="00df2b9e" officeooo:paragraph-rsid="01132c8b" style:font-size-asian="14pt" style:font-size-complex="14pt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30423b" officeooo:paragraph-rsid="008d68e9" style:font-size-asian="14pt" style:font-size-complex="14pt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8d68e9" officeooo:paragraph-rsid="008d68e9" style:font-size-asian="14pt" style:font-size-complex="14pt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8d68e9" officeooo:paragraph-rsid="01005ff1" style:font-size-asian="14pt" style:font-size-complex="14pt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8d68e9" officeooo:paragraph-rsid="008f14c6" style:font-size-asian="14pt" style:font-size-complex="14pt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8d68e9" officeooo:paragraph-rsid="01083c56" style:font-size-asian="14pt" style:font-size-complex="14pt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005ff1" officeooo:paragraph-rsid="01005ff1" style:font-size-asian="14pt" style:font-size-complex="14pt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083c56" officeooo:paragraph-rsid="01083c56" style:font-size-asian="14pt" style:font-size-complex="14pt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09f49b" officeooo:paragraph-rsid="0109f49b" style:font-size-asian="14pt" style:font-size-complex="14pt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0dbc58" officeooo:paragraph-rsid="010dbc58" style:font-size-asian="14pt" style:font-size-complex="14pt"/>
    </style:style>
    <style:style style:name="P76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0dbc58" officeooo:paragraph-rsid="010f164e" style:font-size-asian="14pt" style:font-size-complex="14pt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0f164e" officeooo:paragraph-rsid="011186ed" style:font-size-asian="14pt" style:font-size-complex="14pt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0f164e" officeooo:paragraph-rsid="0111e0da" style:font-size-asian="14pt" style:font-size-complex="14pt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0f164e" officeooo:paragraph-rsid="01123853" style:font-size-asian="14pt" style:font-size-complex="14pt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8f14c6" officeooo:paragraph-rsid="008f14c6" style:font-size-asian="14pt" style:font-size-complex="14pt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005ff1" officeooo:paragraph-rsid="01005ff1" style:font-size-asian="14pt" style:font-size-complex="14pt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083c56" officeooo:paragraph-rsid="01083c56" style:font-size-asian="14pt" style:font-size-complex="14pt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09f49b" officeooo:paragraph-rsid="0109f49b" style:font-size-asian="14pt" style:font-size-complex="14pt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0d2610" officeooo:paragraph-rsid="010d2610" style:font-size-asian="14pt" style:font-size-complex="14pt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0dbc58" officeooo:paragraph-rsid="010dbc58" style:font-size-asian="14pt" style:font-size-complex="14pt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0dbc58" officeooo:paragraph-rsid="010f164e" style:font-size-asian="14pt" style:font-size-complex="14pt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0f164e" officeooo:paragraph-rsid="010f164e" style:font-size-asian="14pt" style:font-size-complex="14pt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0f164e" officeooo:paragraph-rsid="011186ed" style:font-size-asian="14pt" style:font-size-complex="14pt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0f164e" officeooo:paragraph-rsid="0111e0da" style:font-size-asian="14pt" style:font-size-complex="14pt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0f164e" officeooo:paragraph-rsid="01123853" style:font-size-asian="14pt" style:font-size-complex="14pt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106a25" officeooo:paragraph-rsid="011186ed" style:font-size-asian="14pt" style:font-size-complex="14pt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106a25" officeooo:paragraph-rsid="01123853" style:font-size-asian="14pt" style:font-size-complex="14pt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1186ed" officeooo:paragraph-rsid="011186ed" style:font-size-asian="14pt" style:font-size-complex="14pt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111e0da" officeooo:paragraph-rsid="0111e0da" style:font-size-asian="14pt" style:font-size-complex="14pt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fo:font-style="italic" officeooo:rsid="010f164e" officeooo:paragraph-rsid="010f164e" style:font-size-asian="14pt" style:font-style-asian="italic" style:font-size-complex="14pt" style:font-style-complex="italic"/>
    </style:style>
    <style:style style:name="P9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5pt" style:font-size-asian="15pt" style:font-size-complex="15pt"/>
    </style:style>
    <style:style style:name="P9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5pt" officeooo:paragraph-rsid="01005ff1" style:font-size-asian="15pt" style:font-size-complex="15pt"/>
    </style:style>
    <style:style style:name="P9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5pt" officeooo:paragraph-rsid="010b2428" style:font-size-asian="15pt" style:font-size-complex="15pt"/>
    </style:style>
    <style:style style:name="P99" style:family="paragraph" style:parent-style-name="Standard">
      <style:paragraph-properties fo:text-align="center" style:justify-single-word="false"/>
      <style:text-properties style:font-name="Liberation Serif" fo:font-size="12pt" officeooo:rsid="01005ff1" officeooo:paragraph-rsid="01005ff1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erif" fo:font-size="12pt" officeooo:rsid="01005ff1" officeooo:paragraph-rsid="01005ff1" style:font-size-asian="12pt" style:font-size-complex="12pt"/>
    </style:style>
    <style:style style:name="P101" style:family="paragraph" style:parent-style-name="Standard">
      <style:paragraph-properties fo:text-align="center" style:justify-single-word="false"/>
      <style:text-properties style:font-name="Liberation Serif" fo:font-size="12pt" officeooo:rsid="01005ff1" officeooo:paragraph-rsid="01132c8b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" fo:font-size="12pt" officeooo:rsid="01005ff1" officeooo:paragraph-rsid="01132c8b" style:font-size-asian="12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" fo:font-size="12pt" officeooo:rsid="01014be5" officeooo:paragraph-rsid="01014be5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" fo:font-size="12pt" officeooo:rsid="01014be5" officeooo:paragraph-rsid="01132c8b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erif" fo:font-size="12pt" officeooo:rsid="01014be5" officeooo:paragraph-rsid="0113fedc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" fo:font-size="12pt" officeooo:rsid="00f3c7b0" officeooo:paragraph-rsid="01005ff1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erif" fo:font-size="12pt" officeooo:rsid="00f3c7b0" officeooo:paragraph-rsid="01132c8b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erif" fo:font-size="12pt" officeooo:rsid="01021023" officeooo:paragraph-rsid="01021023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erif" fo:font-size="12pt" officeooo:rsid="01021023" officeooo:paragraph-rsid="01132c8b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erif" fo:font-size="12pt" officeooo:rsid="0113fedc" officeooo:paragraph-rsid="0113fedc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erif" fo:font-size="12pt" officeooo:rsid="011574e8" officeooo:paragraph-rsid="011574e8" style:font-size-asian="12pt" style:font-size-complex="12pt"/>
    </style:style>
    <style:style style:name="P112" style:family="paragraph" style:parent-style-name="Heading_20_1">
      <style:text-properties fo:font-variant="small-caps" style:font-name="Liberation Serif" fo:font-size="20pt" fo:letter-spacing="0.009cm" fo:font-weight="bold" officeooo:paragraph-rsid="00ec7fce" style:font-size-asian="20pt" style:font-weight-asian="bold" style:font-size-complex="20pt" style:font-weight-complex="bold"/>
    </style:style>
    <style:style style:name="P113" style:family="paragraph" style:parent-style-name="Heading_20_1">
      <style:text-properties fo:font-variant="small-caps" style:font-name="Liberation Serif" fo:font-size="20pt" fo:letter-spacing="0.009cm" fo:font-weight="bold" officeooo:paragraph-rsid="006abaa6" style:font-size-asian="20pt" style:font-weight-asian="bold" style:font-size-complex="20pt" style:font-weight-complex="bold"/>
    </style:style>
    <style:style style:name="P114" style:family="paragraph" style:parent-style-name="Heading_20_1">
      <style:text-properties fo:font-variant="small-caps" style:font-name="Liberation Serif" fo:font-size="20pt" fo:letter-spacing="0.009cm" fo:font-weight="bold" officeooo:paragraph-rsid="01132c8b" style:font-size-asian="20pt" style:font-weight-asian="bold" style:font-size-complex="20pt" style:font-weight-complex="bold"/>
    </style:style>
    <style:style style:name="P115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fo:font-variant="small-caps" style:font-name="Liberation Serif" fo:font-size="20pt" fo:letter-spacing="0.009cm" fo:font-style="normal" fo:font-weight="bold" officeooo:rsid="01132c8b" officeooo:paragraph-rsid="01132c8b" style:font-size-asian="20pt" style:font-style-asian="normal" style:font-weight-asian="bold" style:font-size-complex="20pt" style:font-style-complex="normal" style:font-weight-complex="bold"/>
    </style:style>
    <style:style style:name="P11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small-caps" style:font-name="Liberation Serif" fo:font-size="20pt" fo:letter-spacing="0.009cm" fo:font-style="normal" fo:font-weight="bold" officeooo:rsid="01132c8b" officeooo:paragraph-rsid="01005ff1" style:font-size-asian="20pt" style:font-style-asian="normal" style:font-weight-asian="bold" style:font-size-complex="20pt" style:font-style-complex="normal" style:font-weight-complex="bold"/>
    </style:style>
    <style:style style:name="P117" style:family="paragraph" style:parent-style-name="Preformatted_20_Text" style:master-page-name="">
      <loext:graphic-properties draw:fill="none"/>
      <style:paragraph-properties fo:margin-left="5.001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fo:font-variant="small-caps" style:font-name="Liberation Serif" fo:font-size="20pt" fo:letter-spacing="0.009cm" fo:font-style="normal" fo:font-weight="bold" officeooo:rsid="01132c8b" officeooo:paragraph-rsid="01132c8b" style:font-size-asian="20pt" style:font-style-asian="normal" style:font-weight-asian="bold" style:font-size-complex="20pt" style:font-style-complex="normal" style:font-weight-complex="bold"/>
    </style:style>
    <style:style style:name="P11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small-caps" style:font-name="Liberation Serif" fo:font-size="20pt" fo:letter-spacing="0.009cm" fo:font-style="normal" fo:font-weight="bold" officeooo:rsid="01132c8b" officeooo:paragraph-rsid="01167b67" style:font-size-asian="20pt" style:font-style-asian="normal" style:font-weight-asian="bold" style:font-size-complex="20pt" style:font-style-complex="normal" style:font-weight-complex="bold"/>
    </style:style>
    <style:style style:name="P119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0d2610"/>
    </style:style>
    <style:style style:name="P120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11e0da"/>
    </style:style>
    <style:style style:name="P121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10d2610" officeooo:paragraph-rsid="010d2610"/>
    </style:style>
    <style:style style:name="P12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small-caps" fo:color="#a8abb0" loext:opacity="100%" style:font-name="Liberation Serif" fo:font-size="20pt" fo:letter-spacing="0.009cm" fo:font-style="normal" fo:font-weight="bold" officeooo:rsid="01132c8b" officeooo:paragraph-rsid="01005ff1" style:font-size-asian="20pt" style:font-style-asian="normal" style:font-weight-asian="bold" style:font-size-complex="20pt" style:font-style-complex="normal" style:font-weight-complex="bold"/>
    </style:style>
    <style:style style:name="P123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6pt" fo:language="ru" fo:country="RU" fo:font-weight="bold" officeooo:rsid="001ab047" officeooo:paragraph-rsid="001ab047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24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6pt" fo:language="ru" fo:country="RU" fo:font-weight="bold" officeooo:rsid="001ab047" officeooo:paragraph-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25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60472" officeooo:paragraph-rsid="0076047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26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1ab047" officeooo:paragraph-rsid="003a69a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27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ffee8e" officeooo:paragraph-rsid="00ffee8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28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0e29820" officeooo:paragraph-rsid="00e2982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29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0e29820" officeooo:paragraph-rsid="0102cee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30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02ceeb" officeooo:paragraph-rsid="0102cee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31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0a1a44d" officeooo:paragraph-rsid="00a1a44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32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style="normal" fo:font-weight="normal" officeooo:rsid="0080dbc3" officeooo:paragraph-rsid="010d2610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33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style="normal" fo:font-weight="normal" officeooo:rsid="011186ed" officeooo:paragraph-rsid="011186ed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3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normal" officeooo:rsid="00e64592" officeooo:paragraph-rsid="0117df9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35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officeooo:paragraph-rsid="001b4fb0"/>
    </style:style>
    <style:style style:name="P136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officeooo:paragraph-rsid="00ffee8e"/>
    </style:style>
    <style:style style:name="P137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6pt" officeooo:rsid="001ab047" officeooo:paragraph-rsid="001b4fb0" style:font-size-asian="16pt" style:font-size-complex="16pt"/>
    </style:style>
    <style:style style:name="P138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39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0fb1a2c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7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8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9" style:family="text">
      <style:text-properties style:font-name="Times New Roman" fo:font-size="14pt" fo:language="ru" fo:country="RU" fo:font-style="italic" officeooo:rsid="00fb1a2c" style:font-name-asian="Times New Roman1" style:font-size-asian="14pt" style:font-style-asian="italic" style:font-name-complex="Times New Roman1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cca531" style:font-name-asian="Times New Roman1" style:font-size-asian="18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fo:language="ru" fo:country="RU" officeooo:rsid="001b4fb0" style:font-name-asian="Times New Roman1" style:language-asian="ru" style:country-asian="RU" style:font-name-complex="Times New Roman1"/>
    </style:style>
    <style:style style:name="T14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/>
    </style:style>
    <style:style style:name="T15" style:family="text">
      <style:text-properties fo:color="#000000" loext:opacity="100%" fo:language="ru" fo:country="RU" fo:font-weight="bold" officeooo:rsid="001b4fb0" style:font-name-asian="Times New Roman1" style:language-asian="ru" style:country-asian="RU" style:font-weight-asian="bold" style:font-name-complex="Times New Roman1"/>
    </style:style>
    <style:style style:name="T16" style:family="text">
      <style:text-properties fo:color="#000000" loext:opacity="100%" fo:language="ru" fo:country="RU" fo:font-style="normal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7" style:family="text">
      <style:text-properties fo:color="#000000" loext:opacity="100%" fo:language="ru" fo:country="RU" fo:font-style="normal" officeooo:rsid="001b4fb0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8" style:family="text">
      <style:text-properties fo:color="#000000" loext:opacity="100%" fo:font-size="14pt" fo:language="ru" fo:country="RU" officeooo:rsid="001b4fb0" style:font-name-asian="Times New Roman1" style:font-size-asian="12.25pt" style:language-asian="ru" style:country-asian="RU" style:font-name-complex="Times New Roman1" style:font-size-complex="14pt"/>
    </style:style>
    <style:style style:name="T19" style:family="text">
      <style:text-properties fo:color="#000000" loext:opacity="100%" fo:font-size="14pt" fo:language="ru" fo:country="RU" officeooo:rsid="003c4add" style:font-name-asian="Times New Roman1" style:font-size-asian="12.25pt" style:language-asian="ru" style:country-asian="RU" style:font-name-complex="Times New Roman1" style:font-size-complex="14pt"/>
    </style:style>
    <style:style style:name="T20" style:family="text">
      <style:text-properties fo:color="#000000" loext:opacity="100%" fo:font-size="14pt" fo:language="ru" fo:country="RU" officeooo:rsid="0080dbc3" style:font-name-asian="Times New Roman1" style:font-size-asian="12.25pt" style:language-asian="ru" style:country-asian="RU" style:font-name-complex="Times New Roman1" style:font-size-complex="14pt"/>
    </style:style>
    <style:style style:name="T21" style:family="text">
      <style:text-properties fo:color="#000000" loext:opacity="100%" fo:font-size="14pt" fo:language="ru" fo:country="RU" officeooo:rsid="00d25af8" style:font-name-asian="Times New Roman1" style:font-size-asian="12.25pt" style:language-asian="ru" style:country-asian="RU" style:font-name-complex="Times New Roman1" style:font-size-complex="14pt"/>
    </style:style>
    <style:style style:name="T22" style:family="text">
      <style:text-properties fo:color="#000000" loext:opacity="100%" fo:font-size="14pt" fo:language="ru" fo:country="RU" fo:font-style="normal" style:font-name-asian="Times New Roman1" style:font-size-asian="12.25pt" style:language-asian="ru" style:country-asian="RU" style:font-style-asian="normal" style:font-name-complex="Times New Roman1" style:font-size-complex="14pt" style:font-style-complex="normal"/>
    </style:style>
    <style:style style:name="T23" style:family="text">
      <style:text-properties fo:color="#000000" loext:opacity="100%" fo:font-size="14pt" fo:language="ru" fo:country="RU" fo:font-style="normal" officeooo:rsid="0080dbc3" style:font-name-asian="Times New Roman1" style:font-size-asian="12.25pt" style:language-asian="ru" style:country-asian="RU" style:font-style-asian="normal" style:font-name-complex="Times New Roman1" style:font-size-complex="14pt" style:font-style-complex="normal"/>
    </style:style>
    <style:style style:name="T24" style:family="text">
      <style:text-properties fo:color="#000000" loext:opacity="100%" fo:font-size="14pt" fo:language="ru" fo:country="RU" fo:font-style="normal" officeooo:rsid="0117f55d" style:font-name-asian="Times New Roman1" style:font-size-asian="12.25pt" style:language-asian="ru" style:country-asian="RU" style:font-style-asian="normal" style:font-name-complex="Times New Roman1" style:font-size-complex="14pt" style:font-style-complex="normal"/>
    </style:style>
    <style:style style:name="T25" style:family="text">
      <style:text-properties fo:color="#000000" loext:opacity="100%" fo:font-size="14pt" fo:language="ru" fo:country="RU" fo:font-style="normal" fo:font-weight="normal" officeooo:rsid="00e64592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6" style:family="text">
      <style:text-properties fo:color="#000000" loext:opacity="100%" fo:font-size="14pt" fo:language="ru" fo:country="RU" fo:font-style="normal" fo:font-weight="normal" officeooo:rsid="0102fca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7" style:family="text">
      <style:text-properties fo:color="#000000" loext:opacity="100%" fo:font-size="14pt" fo:language="ru" fo:country="RU" fo:font-style="normal" fo:font-weight="normal" officeooo:rsid="0117df9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8" style:family="text">
      <style:text-properties fo:color="#000000" loext:opacity="100%" fo:font-size="14pt" fo:language="ru" fo:country="RU" fo:font-weight="normal" officeooo:rsid="0076047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9" style:family="text">
      <style:text-properties fo:color="#000000" loext:opacity="100%" fo:font-size="14pt" fo:language="ru" fo:country="RU" fo:font-weight="normal" officeooo:rsid="00ce24e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0" style:family="text">
      <style:text-properties fo:color="#000000" loext:opacity="100%" fo:font-size="14pt" fo:language="ru" fo:country="RU" fo:font-weight="normal" officeooo:rsid="00fe108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1" style:family="text">
      <style:text-properties fo:color="#000000" loext:opacity="100%" fo:font-size="14pt" fo:language="ru" fo:country="RU" fo:font-weight="normal" officeooo:rsid="00d25af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2" style:family="text">
      <style:text-properties fo:color="#000000" loext:opacity="100%" fo:font-size="14pt" fo:language="ru" fo:country="RU" fo:font-weight="normal" officeooo:rsid="00884ca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3" style:family="text">
      <style:text-properties fo:color="#000000" loext:opacity="100%" fo:font-size="14pt" fo:language="ru" fo:country="RU" fo:font-weight="normal" officeooo:rsid="00ffee8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4" style:family="text">
      <style:text-properties fo:color="#000000" loext:opacity="100%" fo:font-size="14pt" fo:language="ru" fo:country="RU" fo:font-weight="normal" officeooo:rsid="0087637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5" style:family="text">
      <style:text-properties fo:color="#000000" loext:opacity="100%" style:font-name="Liberation Serif" fo:font-size="14pt" fo:language="ru" fo:country="RU" fo:font-style="normal" fo:font-weight="normal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6" style:family="text">
      <style:text-properties fo:color="#000000" loext:opacity="100%" style:font-name="Liberation Serif" fo:font-size="14pt" fo:language="ru" fo:country="RU" fo:font-style="normal" fo:font-weight="normal" officeooo:rsid="010d2610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7" style:family="text">
      <style:text-properties fo:color="#000000" loext:opacity="100%" style:font-name="Liberation Serif" fo:font-size="14pt" fo:language="ru" fo:country="RU" fo:font-style="normal" fo:font-weight="normal" officeooo:rsid="0111e0da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f4d81b" style:font-weight-asian="bold" style:font-weight-complex="bold"/>
    </style:style>
    <style:style style:name="T40" style:family="text">
      <style:text-properties fo:font-weight="bold" officeooo:rsid="01131f01" style:font-weight-asian="bold" style:font-weight-complex="bold"/>
    </style:style>
    <style:style style:name="T41" style:family="text">
      <style:text-properties fo:font-weight="bold" officeooo:rsid="01167b67" style:font-weight-asian="bold" style:font-weight-complex="bold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102fcae" style:font-style-asian="normal" style:font-style-complex="normal"/>
    </style:style>
    <style:style style:name="T44" style:family="text">
      <style:text-properties fo:font-style="normal" officeooo:rsid="010beae8" style:font-style-asian="normal" style:font-style-complex="normal"/>
    </style:style>
    <style:style style:name="T45" style:family="text">
      <style:text-properties officeooo:rsid="00ce24e4"/>
    </style:style>
    <style:style style:name="T46" style:family="text">
      <style:text-properties fo:font-variant="small-caps" fo:letter-spacing="0.009cm"/>
    </style:style>
    <style:style style:name="T47" style:family="text">
      <style:text-properties fo:font-variant="small-caps" fo:letter-spacing="0.009cm" officeooo:rsid="00df2b9e"/>
    </style:style>
    <style:style style:name="T48" style:family="text">
      <style:text-properties officeooo:rsid="00f4d81b"/>
    </style:style>
    <style:style style:name="T49" style:family="text">
      <style:text-properties officeooo:rsid="00f5bd84"/>
    </style:style>
    <style:style style:name="T50" style:family="text">
      <style:text-properties officeooo:rsid="00fe1084"/>
    </style:style>
    <style:style style:name="T51" style:family="text">
      <style:text-properties officeooo:rsid="01005ff1"/>
    </style:style>
    <style:style style:name="T52" style:family="text">
      <style:text-properties fo:color="#bec0c2" loext:opacity="100%"/>
    </style:style>
    <style:style style:name="T53" style:family="text">
      <style:text-properties fo:color="#bec0c2" loext:opacity="100%" fo:font-style="italic"/>
    </style:style>
    <style:style style:name="T54" style:family="text">
      <style:text-properties fo:color="#d69aa7" loext:opacity="100%"/>
    </style:style>
    <style:style style:name="T55" style:family="text">
      <style:text-properties fo:color="#d6bb9a" loext:opacity="100%"/>
    </style:style>
    <style:style style:name="T56" style:family="text">
      <style:text-properties fo:color="#ff6aad" loext:opacity="100%"/>
    </style:style>
    <style:style style:name="T57" style:family="text">
      <style:text-properties fo:color="#a8abb0" loext:opacity="100%" fo:font-style="italic"/>
    </style:style>
    <style:style style:name="T58" style:family="text">
      <style:text-properties fo:color="#8a602c" loext:opacity="100%"/>
    </style:style>
    <style:style style:name="T59" style:family="text">
      <style:text-properties officeooo:rsid="01021023"/>
    </style:style>
    <style:style style:name="T60" style:family="text">
      <style:text-properties officeooo:rsid="0102ceeb"/>
    </style:style>
    <style:style style:name="T61" style:family="text">
      <style:text-properties officeooo:rsid="0102fcae"/>
    </style:style>
    <style:style style:name="T62" style:family="text">
      <style:text-properties officeooo:rsid="0104c58e"/>
    </style:style>
    <style:style style:name="T63" style:family="text">
      <style:text-properties officeooo:rsid="01083c56"/>
    </style:style>
    <style:style style:name="T64" style:family="text">
      <style:text-properties officeooo:rsid="010b2428"/>
    </style:style>
    <style:style style:name="T65" style:family="text">
      <style:text-properties officeooo:rsid="010beae8"/>
    </style:style>
    <style:style style:name="T66" style:family="text">
      <style:text-properties officeooo:rsid="010dbc58"/>
    </style:style>
    <style:style style:name="T67" style:family="text">
      <style:text-properties officeooo:rsid="010f164e"/>
    </style:style>
    <style:style style:name="T68" style:family="text">
      <style:text-properties officeooo:rsid="01106a25"/>
    </style:style>
    <style:style style:name="T69" style:family="text">
      <style:text-properties officeooo:rsid="011186ed"/>
    </style:style>
    <style:style style:name="T70" style:family="text">
      <style:text-properties officeooo:rsid="0111b720"/>
    </style:style>
    <style:style style:name="T71" style:family="text">
      <style:text-properties officeooo:rsid="0111e0da"/>
    </style:style>
    <style:style style:name="T72" style:family="text">
      <style:text-properties officeooo:rsid="01123853"/>
    </style:style>
    <style:style style:name="T73" style:family="text">
      <style:text-properties officeooo:rsid="01131f01"/>
    </style:style>
    <style:style style:name="T74" style:family="text">
      <style:text-properties officeooo:rsid="01132c8b"/>
    </style:style>
    <style:style style:name="T75" style:family="text">
      <style:text-properties officeooo:rsid="0113fedc"/>
    </style:style>
    <style:style style:name="T76" style:family="text">
      <style:text-properties officeooo:rsid="0114ac8c"/>
    </style:style>
    <style:style style:name="T77" style:family="text">
      <style:text-properties officeooo:rsid="011574e8"/>
    </style:style>
    <style:style style:name="T78" style:family="text">
      <style:text-properties fo:font-size="14pt" fo:font-style="normal" officeooo:rsid="01167b67" style:font-size-asian="14pt" style:font-style-asian="normal" style:font-size-complex="14pt"/>
    </style:style>
    <style:style style:name="T79" style:family="text">
      <style:text-properties fo:font-size="14pt" fo:font-style="normal" fo:font-weight="normal" officeooo:rsid="01167b67" style:font-size-asian="14pt" style:font-style-asian="normal" style:font-weight-asian="normal" style:font-size-complex="14pt" style:font-weight-complex="normal"/>
    </style:style>
    <style:style style:name="T80" style:family="text">
      <style:text-properties fo:font-size="14pt" fo:font-style="normal" fo:font-weight="bold" officeooo:rsid="01167b67" style:font-size-asian="14pt" style:font-style-asian="normal" style:font-weight-asian="bold" style:font-size-complex="14pt"/>
    </style:style>
    <style:style style:name="T81" style:family="text">
      <style:text-properties fo:font-size="14pt" fo:font-style="normal" style:text-underline-style="none" fo:font-weight="bold" style:font-size-asian="14pt" style:font-style-asian="normal" style:font-weight-asian="bold" style:font-size-complex="14pt"/>
    </style:style>
    <style:style style:name="T82" style:family="text">
      <style:text-properties fo:font-size="14pt" fo:font-style="normal" style:text-underline-style="none" fo:font-weight="bold" officeooo:rsid="01167b67" style:font-size-asian="14pt" style:font-style-asian="normal" style:font-weight-asian="bold" style:font-size-complex="14pt"/>
    </style:style>
    <style:style style:name="T83" style:family="text">
      <style:text-properties fo:font-size="14pt" fo:letter-spacing="0.009cm" fo:font-style="normal" style:text-underline-style="none" fo:font-weight="bold" style:font-size-asian="14pt" style:font-style-asian="normal" style:font-weight-asian="bold" style:font-size-complex="14pt"/>
    </style:style>
    <style:style style:name="T84" style:family="text">
      <style:text-properties fo:font-size="14pt" fo:letter-spacing="0.009cm" fo:font-style="normal" style:text-underline-style="none" fo:font-weight="bold" officeooo:rsid="01167b67" style:font-size-asian="14pt" style:font-style-asian="normal" style:font-weight-asian="bold" style:font-size-complex="14pt"/>
    </style:style>
    <style:style style:name="T85" style:family="text">
      <style:text-properties fo:font-size="14pt" style:text-underline-style="none" style:font-size-asian="14pt" style:font-size-complex="14pt"/>
    </style:style>
    <style:style style:name="T86" style:family="text">
      <style:text-properties officeooo:rsid="0117df9c"/>
    </style:style>
    <style:style style:name="T87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9">Министерство науки и высшего образования Российской Федерации</text:p>
            <text:p text:style-name="P19">Федеральное государственное бюджетное образовательное учреждение </text:p>
            <text:p text:style-name="P19">высшего образования</text:p>
            <text:p text:style-name="P20">«Московский государственный технический университет</text:p>
            <text:p text:style-name="P20">имени Н.Э. Баумана</text:p>
            <text:p text:style-name="P19">(национальный исследовательский университет)»</text:p>
            <text:p text:style-name="P19">(МГТУ им. Н.Э. Баумана)</text:p>
          </table:table-cell>
        </table:table-row>
      </table:table>
      <text:p text:style-name="P21"/>
      <text:p text:style-name="P9"/>
      <text:p text:style-name="P3"><text:span text:style-name="T1">ФАКУЛЬТЕТ <text:tab/></text:span><text:span text:style-name="T2">Информатика и системы управления</text:span></text:p>
      <text:p text:style-name="P18"/>
      <text:p text:style-name="P18">КАФЕДРА <text:tab/><text:tab/>Программное обеспечение ЭВМ и информационные технологии</text:p>
      <text:p text:style-name="P17"/>
      <text:p text:style-name="P8"/>
      <text:p text:style-name="P8"/>
      <text:p text:style-name="P5"><text:span text:style-name="T10">Отчет по </text:span><text:span text:style-name="T11">лабораторной работе №</text:span><text:span text:style-name="T12">3</text:span><text:span text:style-name="T11"> </text:span></text:p>
      <text:p text:style-name="P22">«ОБРАБОТКА РАЗРЕЖЕННЫХ МАТРИЦ»</text:p>
      <text:p text:style-name="P8"/>
      <text:p text:style-name="P8"/>
      <text:p text:style-name="P3"><text:span text:style-name="T3">Студент<text:tab/><text:tab/><text:tab/></text:span><text:span text:style-name="T5">Подкорытов Сергей Алексеевич</text:span></text:p>
      <text:p text:style-name="P10"/>
      <text:p text:style-name="P3"><text:span text:style-name="T3">Группа<text:tab/><text:tab/><text:tab/>ИУ7 – </text:span><text:span text:style-name="T4">3</text:span><text:span text:style-name="T5">5</text:span><text:span text:style-name="T3">Б </text:span></text:p>
      <text:p text:style-name="P12"/>
      <text:p text:style-name="P11"/>
      <text:p text:style-name="P7"/>
      <text:p text:style-name="P7"/>
      <text:p text:style-name="P7"/>
      <text:p text:style-name="P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3"/>
      <text:p text:style-name="P6"/>
      <text:p text:style-name="P4"><text:span text:style-name="T6">20</text:span><text:span text:style-name="T7">2</text:span><text:span text:style-name="T9">3</text:span><text:span text:style-name="T6"> <text:s text:c="4"/></text:span><text:span text:style-name="T8">г.</text:span></text:p>
      <text:p text:style-name="P23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47"><text:a xlink:type="simple" xlink:href="#__RefHeading___Toc1493_1224043242" text:style-name="Index_20_Link" text:visited-style-name="Index_20_Link">Описание условия задачи<text:tab/>3</text:a></text:p>
          <text:p text:style-name="P47"><text:a xlink:type="simple" xlink:href="#__RefHeading___Toc1495_1224043242" text:style-name="Index_20_Link" text:visited-style-name="Index_20_Link">Описание технического задания<text:tab/>4</text:a></text:p>
          <text:p text:style-name="P47"><text:a xlink:type="simple" xlink:href="#__RefHeading___Toc1418_3587368743" text:style-name="Index_20_Link" text:visited-style-name="Index_20_Link">Набор тестов<text:tab/>4</text:a></text:p>
          <text:p text:style-name="P47"><text:a xlink:type="simple" xlink:href="#__RefHeading___Toc1497_1224043242" text:style-name="Index_20_Link" text:visited-style-name="Index_20_Link">Описание структуры данных<text:tab/>5</text:a></text:p>
          <text:p text:style-name="P47"><text:a xlink:type="simple" xlink:href="#__RefHeading___Toc1420_3587368743" text:style-name="Index_20_Link" text:visited-style-name="Index_20_Link">Временные замеры (мс)<text:tab/>6</text:a></text:p>
          <text:p text:style-name="P47"><text:a xlink:type="simple" xlink:href="#__RefHeading___Toc1315_2011344023" text:style-name="Index_20_Link" text:visited-style-name="Index_20_Link">Память (байт)<text:tab/>7</text:a></text:p>
          <text:p text:style-name="P47"><text:a xlink:type="simple" xlink:href="#__RefHeading___Toc1499_1224043242" text:style-name="Index_20_Link" text:visited-style-name="Index_20_Link">Описание алгоритма<text:tab/>8</text:a></text:p>
          <text:p text:style-name="P47"><text:a xlink:type="simple" xlink:href="#__RefHeading___Toc1426_3587368743" text:style-name="Index_20_Link" text:visited-style-name="Index_20_Link">Ответы на контрольные вопросы<text:tab/>8</text:a></text:p>
        </text:index-body>
      </text:table-of-conten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6" text:outline-level="1"/>
      <text:h text:style-name="P48" text:outline-level="1"><text:bookmark-start text:name="__RefHeading___Toc1493_1224043242"/><text:soft-page-break/>Описание условия задачи<text:bookmark-end text:name="__RefHeading___Toc1493_1224043242"/></text:h>
      <text:p text:style-name="P24"><text:span text:style-name="T45">Цель работы: р</text:span>еализация алгоритмов о<text:span text:style-name="T62">б</text:span>работки разреженных матриц, сравнение этих алгоритмов со стандартными алгоритмами обработки матриц при различном размере матриц и степени их разреженности.</text:p>
      <text:p text:style-name="P25"/>
      <text:p text:style-name="P25">Разреженная (содержащая много нулей) матрица хранится в форме 3-х объектов:</text:p>
      <text:p text:style-name="P25">- вектор A содержит значения ненулевых элементов;</text:p>
      <text:p text:style-name="P25">- вектор IA содержит номера строк для элементов вектора A;</text:p>
      <text:p text:style-name="P25">- вектор JA, в элементе Nk которого находится номер компонент</text:p>
      <text:p text:style-name="P25">в A и IA, с которых начинается описание столбца Nk матрицы A.</text:p>
      <text:p text:style-name="P25">1. Смоделировать операцию умножения вектора-строки хранящегося в форме</text:p>
      <text:p text:style-name="P25">вектора A и вектора, содержащего номера столбцов этих элементов, и матрицы,</text:p>
      <text:p text:style-name="P25">хранящейся в указанной форме, с получением результата в форме хранения</text:p>
      <text:p text:style-name="P25">вектора-строки.</text:p>
      <text:p text:style-name="P26">2. Произвести операцию умножения, применяя стандартный алгоритм работы с матрицами.</text:p>
      <text:p text:style-name="P26">3. Сравнить время выполнения операций и объем памяти при использовании</text:p>
      <text:p text:style-name="P25">этих 2-х алгоритмов при различном проценте заполнения матриц.</text:p>
      <text:h text:style-name="P48" text:outline-level="1"/>
      <text:h text:style-name="P48" text:outline-level="1"><text:bookmark-start text:name="__RefHeading___Toc1495_1224043242"/>Описание технического задания<text:bookmark-end text:name="__RefHeading___Toc1495_1224043242"/></text:h>
      <text:list xml:id="list117751616" text:style-name="L1">
        <text:list-header>
          <text:p text:style-name="P123">Входные данные:</text:p>
          <text:p text:style-name="P135"><text:span text:style-name="T28">Количество строк и столбцов матриц, количество ненулевых элементов матриц, их индексы в матриц</text:span><text:span text:style-name="T29">ах</text:span><text:span text:style-name="T28">, вариант заполнения матриц (</text:span><text:span text:style-name="T30">из файла</text:span><text:span text:style-name="T28"> или с клавиатуры).</text:span></text:p>
          <text:p text:style-name="P125"/>
          <text:p text:style-name="P126"/>
          <text:p text:style-name="P124">Выходные данные:</text:p>
        </text:list-header>
      </text:list>
      <text:p text:style-name="P27">Результат <text:span text:style-name="T50">умножения</text:span> <text:span text:style-name="T50">строки на матрицу</text:span>, сравнение двух способов обработки.</text:p>
      <text:list xml:id="list181714965285934" text:continue-numbering="true" text:style-name="L1">
        <text:list-header>
          <text:p text:style-name="P124"/>
        </text:list-header>
      </text:list>
      <text:p text:style-name="P45"/>
      <text:p text:style-name="P28"/>
      <text:list xml:id="list181714662443726" text:continue-numbering="true" text:style-name="L1">
        <text:list-header>
          <text:p text:style-name="P137"><text:span text:style-name="T14">Обращение к программе:</text:span><text:span text:style-name="T15"> </text:span></text:p>
          <text:p text:style-name="P138"><text:soft-page-break/><text:span text:style-name="T13">З</text:span><text:span text:style-name="T18">апускается через терминал </text:span><text:span text:style-name="T21">командой</text:span><text:span text:style-name="T18">:</text:span><text:span text:style-name="T19"> ./</text:span><text:span text:style-name="T20">app.exe</text:span><text:span text:style-name="T23">. </text:span></text:p>
        </text:list-header>
      </text:list>
      <text:p text:style-name="P56"><text:span text:style-name="T23">Д</text:span><text:span text:style-name="T22">альше выбирается один из </text:span><text:span text:style-name="T24">шести</text:span><text:span text:style-name="T22"> пунктов меню:</text:span></text:p>
      <text:p text:style-name="P119"><text:span text:style-name="T36">1) </text:span><text:span text:style-name="T35">Умножить вектор-строку на матрицу, хранящейся в указанной форме</text:span></text:p>
      <text:p text:style-name="P119"><text:span text:style-name="T36">2) </text:span><text:span text:style-name="T35">Умножить вектор-строку на матрицу из файла, хранящейся в указанной форме</text:span></text:p>
      <text:p text:style-name="P119"><text:span text:style-name="T36">3) </text:span><text:span text:style-name="T35">Умножить вектор-строку на матрицу стандартным алгоритмом</text:span></text:p>
      <text:p text:style-name="P119"><text:span text:style-name="T36">4) </text:span><text:span text:style-name="T35">Умножить вектор-строку на матрицу из файла стандартным алгоритмом</text:span></text:p>
      <text:p text:style-name="P120"><text:span text:style-name="T37">5) </text:span><text:span text:style-name="T35">Сравнение эффективности двух алгоритмов при разном проценте заполненности матрицы</text:span></text:p>
      <text:p text:style-name="P121"><text:span text:style-name="T37">0</text:span><text:span text:style-name="T35">) Выход (конец программы)</text:span></text:p>
      <text:p text:style-name="P132"/>
      <text:p text:style-name="P57"><text:span text:style-name="T23">Н</text:span><text:span text:style-name="T22">ебольшое примечание:</text:span></text:p>
      <text:p text:style-name="P133">Если в вводимой строке меньше 10 элементов ввод происходит поэлементно, иначе через вектора ненулевых элементов. Аналогично при выводе: если получился столбец, в котором меньше 10 элементов, он выводится полностью, иначе выводятся вектора A, IA ненулевых элементов.</text:p>
      <text:p text:style-name="P132"/>
      <text:list xml:id="list181714314343183" text:continue-numbering="true" text:style-name="L1">
        <text:list-header>
          <text:p text:style-name="P139"><text:span text:style-name="T17">А</text:span><text:span text:style-name="T16">варийные ситуации:</text:span></text:p>
          <text:p text:style-name="P136"><text:span text:style-name="T31">1.</text:span><text:span text:style-name="T32"> </text:span><text:span text:style-name="T33">Ошибка при открытии файла</text:span></text:p>
          <text:p text:style-name="P136"><text:span text:style-name="T33">Код возврата — 1 (FILE_ERROR)</text:span><text:span text:style-name="T34"><text:line-break/></text:span><text:span text:style-name="T31">2. Некорректные </text:span><text:span text:style-name="T33">введенные </text:span><text:span text:style-name="T31">значения</text:span></text:p>
          <text:p text:style-name="P136"><text:span text:style-name="T33">Код возврата — 2 (INPUT_ERROR)</text:span><text:span text:style-name="T31"><text:line-break/>3. </text:span><text:span text:style-name="T33">Ошибка выделения памяти</text:span></text:p>
          <text:p text:style-name="P136"><text:span text:style-name="T33">Код возврата — 3 (DATA_ERROR)</text:span><text:span text:style-name="T31"><text:line-break/>4. </text:span><text:span text:style-name="T33">Выход за пределы указанных параметров матрицы (строки)</text:span></text:p>
          <text:p text:style-name="P127">Код возврата — 4 (RANGE_ERROR)</text:p>
          <text:p text:style-name="P127">5. Количество элементов в строке не совпадает с количеством строк в матрице</text:p>
          <text:p text:style-name="P127">Код возврата — 5 (MULTY_ERROR)</text:p>
        </text:list-header>
      </text:list>
      <text:h text:style-name="P49" text:outline-level="1"><text:bookmark-start text:name="__RefHeading___Toc1418_3587368743"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9">№</text:p>
          </table:table-cell>
          <table:table-cell table:style-name="Table1.A1" office:value-type="string">
            <text:p text:style-name="P67">Название теста</text:p>
          </table:table-cell>
          <table:table-cell table:style-name="Table1.A1" office:value-type="string">
            <text:p text:style-name="P68">Пользовательский ввод</text:p>
          </table:table-cell>
          <table:table-cell table:style-name="Table1.D1" office:value-type="string">
            <text:p text:style-name="P67">Вывод</text:p>
          </table:table-cell>
        </table:table-row>
        <table:table-row table:style-name="Table1.2"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9">Некорректный ввод пункта меню</text:p>
          </table:table-cell>
          <table:table-cell table:style-name="Table1.A2" office:value-type="string">
            <text:p text:style-name="P72">abc</text:p>
          </table:table-cell>
          <table:table-cell table:style-name="Table1.D2" office:value-type="string">
            <text:p text:style-name="P29">Некорректное значение</text:p>
          </table:table-cell>
        </table:table-row>
        <table:table-row>
          <table:table-cell table:style-name="Table1.A2" office:value-type="string">
            <text:p text:style-name="P80">2</text:p>
          </table:table-cell>
          <table:table-cell table:style-name="Table1.A2" office:value-type="string">
            <text:p text:style-name="P70">Некорректный ввод пункта меню</text:p>
          </table:table-cell>
          <table:table-cell table:style-name="Table1.A2" office:value-type="string">
            <text:p text:style-name="P81">6</text:p>
          </table:table-cell>
          <table:table-cell table:style-name="Table1.D3" office:value-type="string">
            <text:p text:style-name="P30">Некорректное значение</text:p>
          </table:table-cell>
        </table:table-row>
        <text:soft-page-break/>
        <table:table-row>
          <table:table-cell table:style-name="Table1.A2" office:value-type="string">
            <text:p text:style-name="P82">3</text:p>
          </table:table-cell>
          <table:table-cell table:style-name="Table1.A2" office:value-type="string">
            <text:p text:style-name="P71">Некорректный ввод <text:span text:style-name="T63">матрицы</text:span></text:p>
          </table:table-cell>
          <table:table-cell table:style-name="Table1.A2" office:value-type="string">
            <text:p text:style-name="P82">abc (ввод параметров матрицы)</text:p>
          </table:table-cell>
          <table:table-cell table:style-name="Table1.D3" office:value-type="string">
            <text:p text:style-name="P30">Некорректное значение</text:p>
            <text:p text:style-name="P30"/>
          </table:table-cell>
        </table:table-row>
        <table:table-row>
          <table:table-cell table:style-name="Table1.A2" office:value-type="string">
            <text:p text:style-name="P82">4</text:p>
          </table:table-cell>
          <table:table-cell table:style-name="Table1.A2" office:value-type="string">
            <text:p text:style-name="P73">Ввод несуществующей матрицы</text:p>
          </table:table-cell>
          <table:table-cell table:style-name="Table1.A2" office:value-type="string">
            <text:p text:style-name="P82">n <text:s/>= 4, m = 4, A = (1, 2, 3, 4), IA = (3)</text:p>
          </table:table-cell>
          <table:table-cell table:style-name="Table1.D3" office:value-type="string">
            <text:p text:style-name="P30">Не соответствует <text:span text:style-name="T63">количеству элеме</text:span>нтов в <text:s/><text:span text:style-name="T63">A</text:span></text:p>
            <text:p text:style-name="P30"/>
          </table:table-cell>
        </table:table-row>
        <table:table-row>
          <table:table-cell table:style-name="Table1.A2" office:value-type="string">
            <text:p text:style-name="P82">5</text:p>
          </table:table-cell>
          <table:table-cell table:style-name="Table1.A2" office:value-type="string">
            <text:p text:style-name="P73">Ввод несуществующей матрицы</text:p>
          </table:table-cell>
          <table:table-cell table:style-name="Table1.A2" office:value-type="string">
            <text:p text:style-name="P82">m = 4, JA = (0, 3)</text:p>
          </table:table-cell>
          <table:table-cell table:style-name="Table1.D3" office:value-type="string">
            <text:p text:style-name="P30">Не соответстует количеству столбцов</text:p>
            <text:p text:style-name="P30"/>
          </table:table-cell>
        </table:table-row>
        <table:table-row>
          <table:table-cell table:style-name="Table1.A2" office:value-type="string">
            <text:p text:style-name="P82">6</text:p>
          </table:table-cell>
          <table:table-cell table:style-name="Table1.A2" office:value-type="string">
            <text:p text:style-name="P73">Ввод несуществующей матрицы</text:p>
          </table:table-cell>
          <table:table-cell table:style-name="Table1.A2" office:value-type="string">
            <text:p text:style-name="P82">n = 2, m = 2, IA = (5)</text:p>
          </table:table-cell>
          <table:table-cell table:style-name="Table1.D3" office:value-type="string">
            <text:p text:style-name="P30">Индекс строки вышел за пределы</text:p>
            <text:p text:style-name="P30"/>
          </table:table-cell>
        </table:table-row>
        <table:table-row>
          <table:table-cell table:style-name="Table1.A2" office:value-type="string">
            <text:p text:style-name="P83">7</text:p>
          </table:table-cell>
          <table:table-cell table:style-name="Table1.A2" office:value-type="string">
            <text:p text:style-name="P74">Ошибка умножения строки на матрицу</text:p>
          </table:table-cell>
          <table:table-cell table:style-name="Table1.A2" office:value-type="string">
            <text:p text:style-name="P83">n в строке = 3, n в матрице = 5</text:p>
          </table:table-cell>
          <table:table-cell table:style-name="Table1.D3" office:value-type="string">
            <text:p text:style-name="P30">Не соответствует количеству строк в матрице</text:p>
            <text:p text:style-name="P30"/>
          </table:table-cell>
        </table:table-row>
        <table:table-row table:style-name="Table1.9">
          <table:table-cell table:style-name="Table1.A2" office:value-type="string">
            <text:p text:style-name="P84">8</text:p>
          </table:table-cell>
          <table:table-cell table:style-name="Table1.A2" office:value-type="string">
            <text:p text:style-name="P75">Перемножение единичной матрицы 3x3 <text:s/>из файла на введенный вектор-строку<text:span text:style-name="T67">(количество элеметов в строке меньше 10) </text:span></text:p>
          </table:table-cell>
          <table:table-cell table:style-name="Table1.A2" office:value-type="string">
            <text:p text:style-name="P85">Пункт меню - 2</text:p>
            <text:p text:style-name="P85">Ввод <text:s/>вектора-строки: 1 2 3</text:p>
          </table:table-cell>
          <table:table-cell table:style-name="Table1.D3" office:value-type="string">
            <text:p text:style-name="P35">Результат умножения:</text:p>
            <text:p text:style-name="P31"><text:s/>1 2 3</text:p>
          </table:table-cell>
        </table:table-row>
        <table:table-row table:style-name="Table1.9">
          <table:table-cell table:style-name="Table1.A2" office:value-type="string">
            <text:p text:style-name="P85">9</text:p>
          </table:table-cell>
          <table:table-cell table:style-name="Table1.A2" office:value-type="string">
            <text:p text:style-name="P76">Перемножение <text:s/>матрицы, <text:span text:style-name="T67">состоящей из единиц </text:span><text:span text:style-name="T71">10</text:span>x<text:span text:style-name="T71">10</text:span> <text:s/>из файла на введенный вектор-строку<text:span text:style-name="T67">(количество элеметов в строке меньше 10)</text:span></text:p>
          </table:table-cell>
          <table:table-cell table:style-name="Table1.A2" office:value-type="string">
            <text:p text:style-name="P86">Пункт меню - 2</text:p>
            <text:p text:style-name="P86">Ввод <text:s/>вектора-строки <text:span text:style-name="T67">из 10 элементов</text:span>:</text:p>
            <text:p text:style-name="P87">A: <text:span text:style-name="T71">3</text:span></text:p>
            <text:p text:style-name="P95">IA: 0</text:p>
          </table:table-cell>
          <table:table-cell table:style-name="Table1.D3" office:value-type="string">
            <text:p text:style-name="P35">Результат умножения:</text:p>
            <text:p text:style-name="P33">Массив ненулевых элементов: <text:span text:style-name="T71">3 3 3 3 3 3 3 3 3 3</text:span></text:p>
            <text:p text:style-name="P32">Вектор IA: 0 <text:s/><text:span text:style-name="T71">1 2 3 4 5 6 7 8 9</text:span></text:p>
            <text:p text:style-name="P32"/>
          </table:table-cell>
        </table:table-row>
        <table:table-row table:style-name="Table1.9">
          <table:table-cell table:style-name="Table1.A2" office:value-type="string">
            <text:p text:style-name="P93">10</text:p>
          </table:table-cell>
          <table:table-cell table:style-name="Table1.A2" office:value-type="string">
            <text:p text:style-name="P77">Ввод и перемножение матрицы 1<text:span text:style-name="T68">6</text:span>x<text:span text:style-name="T69">16</text:span> на вектор строку</text:p>
          </table:table-cell>
          <table:table-cell table:style-name="Table1.A2" office:value-type="string">
            <text:p text:style-name="P88">Пункт меню – 1</text:p>
            <text:p text:style-name="P88">Ввод матрицы 1<text:span text:style-name="T68">6</text:span>x<text:span text:style-name="T69">16</text:span>:</text:p>
            <text:p text:style-name="P88">A: 1 2 3</text:p>
            <text:p text:style-name="P88">IA: <text:span text:style-name="T68">0 0 0</text:span></text:p>
            <text:p text:style-name="P88"><text:soft-page-break/>JA: 0 1 2 <text:span text:style-name="T69">3 3 3 3 3 3 3 3 3 3 3 3 3 3</text:span></text:p>
            <text:p text:style-name="P88">Ввод вектора-строки:</text:p>
            <text:p text:style-name="P91">A: <text:span text:style-name="T70">1 1 1</text:span></text:p>
            <text:p text:style-name="P91">IA: 0 1 2</text:p>
          </table:table-cell>
          <table:table-cell table:style-name="Table1.D3" office:value-type="string">
            <text:p text:style-name="P34">Результат умножения:</text:p>
            <text:p text:style-name="P34">Массив ненулевых элементов: <text:span text:style-name="T70">1 2 3</text:span></text:p>
            <text:p text:style-name="P37"><text:span text:style-name="T66">Вектор IA</text:span>: 0 1 2</text:p>
          </table:table-cell>
        </table:table-row>
        <table:table-row table:style-name="Table1.9">
          <table:table-cell table:style-name="Table1.A2" office:value-type="string">
            <text:p text:style-name="P93">11</text:p>
          </table:table-cell>
          <table:table-cell table:style-name="Table1.A2" office:value-type="string">
            <text:p text:style-name="P77">Ввод и перемножение матрицы 1<text:span text:style-name="T68">6</text:span>x<text:span text:style-name="T69">3</text:span> на <text:s/>вектор строку</text:p>
          </table:table-cell>
          <table:table-cell table:style-name="Table1.A2" office:value-type="string">
            <text:p text:style-name="P88">Пункт меню – 1</text:p>
            <text:p text:style-name="P88">Ввод матрицы <text:span text:style-name="T72">16</text:span>x<text:span text:style-name="T72">3</text:span>:</text:p>
            <text:p text:style-name="P88">A: 1 2 3</text:p>
            <text:p text:style-name="P88">IA: <text:span text:style-name="T68">0 0 0</text:span></text:p>
            <text:p text:style-name="P88">JA: 0 1 2</text:p>
            <text:p text:style-name="P88">Ввод вектора-строки <text:span text:style-name="T72">из 16 элементов</text:span>:</text:p>
            <text:p text:style-name="P91">A: 2 2 2 </text:p>
            <text:p text:style-name="P91">IA: 0 1 2</text:p>
          </table:table-cell>
          <table:table-cell table:style-name="Table1.D3" office:value-type="string">
            <text:p text:style-name="P34">Результат умножения: <text:span text:style-name="T69">2 4 6</text:span></text:p>
          </table:table-cell>
        </table:table-row>
        <table:table-row table:style-name="Table1.9">
          <table:table-cell table:style-name="Table1.A2" office:value-type="string">
            <text:p text:style-name="P94">12</text:p>
          </table:table-cell>
          <table:table-cell table:style-name="Table1.A2" office:value-type="string">
            <text:p text:style-name="P78">Ввод и перемножение матрицы 1<text:span text:style-name="T68">6</text:span>x<text:span text:style-name="T69">3</text:span> на <text:s/>вектор строку <text:span text:style-name="T71">(стандартным способом)</text:span></text:p>
          </table:table-cell>
          <table:table-cell table:style-name="Table1.A2" office:value-type="string">
            <text:p text:style-name="P89">Пункт меню – <text:span text:style-name="T71">3</text:span></text:p>
            <text:p text:style-name="P90">Ввод матрицы <text:span text:style-name="T72">16</text:span>x<text:span text:style-name="T72">3</text:span>:</text:p>
            <text:p text:style-name="P90">A: 1 2 3</text:p>
            <text:p text:style-name="P90">IA: <text:span text:style-name="T68">0 0 0</text:span></text:p>
            <text:p text:style-name="P90">JA: 0 1 2</text:p>
            <text:p text:style-name="P90">Ввод вектора-строки <text:span text:style-name="T72">из 16 элементов</text:span>:</text:p>
            <text:p text:style-name="P92">A: 2 2 2 </text:p>
            <text:p text:style-name="P92">IA: 0 1 2</text:p>
          </table:table-cell>
          <table:table-cell table:style-name="Table1.D3" office:value-type="string">
            <text:p text:style-name="P35">Результат умножения: <text:span text:style-name="T69">2 4 6</text:span></text:p>
          </table:table-cell>
        </table:table-row>
        <table:table-row table:style-name="Table1.9">
          <table:table-cell table:style-name="Table1.A2" office:value-type="string">
            <text:p text:style-name="P94">13</text:p>
          </table:table-cell>
          <table:table-cell table:style-name="Table1.A2" office:value-type="string">
            <text:p text:style-name="P79"><text:span text:style-name="T72">П</text:span>еремножение<text:span text:style-name="T72"> </text:span>матрицы <text:span text:style-name="T72">из единиц</text:span> 1<text:span text:style-name="T74">000x1000</text:span><text:span text:style-name="T69"> </text:span><text:span text:style-name="T72">из файла</text:span> на <text:s/>вектор строку <text:span text:style-name="T71">(стандартным способом)</text:span></text:p>
          </table:table-cell>
          <table:table-cell table:style-name="Table1.A2" office:value-type="string">
            <text:p text:style-name="P90">Пункт меню – <text:span text:style-name="T72">4</text:span></text:p>
            <text:p text:style-name="P90">Ввод вектора-строки <text:span text:style-name="T72">из </text:span><text:span text:style-name="T74">1000</text:span><text:span text:style-name="T72"> элементов</text:span>:</text:p>
            <text:p text:style-name="P92">A: 2 2 2 </text:p>
            <text:p text:style-name="P92">IA: 0 1 2</text:p>
          </table:table-cell>
          <table:table-cell table:style-name="Table1.D3" office:value-type="string">
            <text:p text:style-name="P36">Результат умножения: </text:p>
            <text:p text:style-name="P37">Массив ненулевых элементов: <text:span text:style-name="T74">6 6 6</text:span></text:p>
            <text:p text:style-name="P37"><text:span text:style-name="T66">Вектор IA</text:span>: 0 1 2</text:p>
          </table:table-cell>
        </table:table-row>
      </table:table>
      <text:h text:style-name="P53" text:outline-level="1"><text:soft-page-break/></text:h>
      <text:h text:style-name="P48" text:outline-level="1"><text:bookmark-start text:name="__RefHeading___Toc1497_1224043242"/>Описание <text:s/><text:span text:style-name="T51">типов</text:span> данных<text:bookmark-end text:name="__RefHeading___Toc1497_1224043242"/></text:h>
      <text:p text:style-name="P96"><text:span text:style-name="T54">float</text:span><text:span text:style-name="T52"> </text:span>*<text:span text:style-name="T55">A</text:span><text:span text:style-name="T52"> </text:span>=<text:span text:style-name="T52"> </text:span><text:span text:style-name="T56">NULL</text:span>; <text:s text:c="2"/>// значения ненулевых элементов</text:p>
      <text:p text:style-name="P96"><text:span text:style-name="T54">int</text:span><text:span text:style-name="T52"> </text:span>*<text:span text:style-name="T55">IA</text:span><text:span text:style-name="T52"> </text:span>=<text:span text:style-name="T52"> </text:span><text:span text:style-name="T56">NULL</text:span>; <text:s text:c="2"/>// номера строк</text:p>
      <text:p text:style-name="P97"><text:span text:style-name="T54">int</text:span><text:span text:style-name="T52"> </text:span>*<text:span text:style-name="T55">JA</text:span><text:span text:style-name="T52"> </text:span>=<text:span text:style-name="T52"> </text:span><text:span text:style-name="T56">NULL</text:span>; <text:s text:c="2"/>// номер компонент</text:p>
      <text:p text:style-name="P97">в A и IA, с которых начинается описание столбца Nk матрицы A</text:p>
      <text:p text:style-name="P97"><text:span text:style-name="T54">int</text:span><text:span text:style-name="T52"> </text:span><text:span text:style-name="T55">n</text:span>,<text:span text:style-name="T52"> </text:span><text:span text:style-name="T55">m</text:span>;<text:span text:style-name="T52"> <text:s/></text:span><text:span text:style-name="T57">//</text:span><text:span text:style-name="T52"> </text:span><text:span text:style-name="T57">параметры</text:span><text:span text:style-name="T52"> </text:span><text:span text:style-name="T57">матрицы</text:span></text:p>
      <text:p text:style-name="P97"><text:span text:style-name="T54">int</text:span><text:span text:style-name="T52"> </text:span><text:span text:style-name="T55">nz</text:span><text:span text:style-name="T52"> </text:span>=<text:span text:style-name="T52"> </text:span><text:span text:style-name="T58">0</text:span>;<text:span text:style-name="T52"> </text:span><text:span text:style-name="T57">//</text:span><text:span text:style-name="T52"> </text:span><text:span text:style-name="T57">количество</text:span><text:span text:style-name="T52"> </text:span><text:span text:style-name="T57">ненулевых</text:span><text:span text:style-name="T52"> </text:span><text:span text:style-name="T57">элементов</text:span></text:p>
      <text:p text:style-name="P98"><text:span text:style-name="T54">float</text:span><text:span text:style-name="T52"> </text:span>*<text:span text:style-name="T55">ROW</text:span><text:span text:style-name="T52"> </text:span>=<text:span text:style-name="T52"> </text:span><text:span text:style-name="T56">NULL</text:span>; // значения ненулевых элементов <text:span text:style-name="T64">в строке</text:span></text:p>
      <text:p text:style-name="P96"><text:span text:style-name="T54">int</text:span><text:span text:style-name="T52"> </text:span>*<text:span text:style-name="T55">J_ROW</text:span><text:span text:style-name="T52"> </text:span>=<text:span text:style-name="T52"> </text:span><text:span text:style-name="T56">NULL</text:span>; <text:s text:c="2"/>// <text:span text:style-name="T64">аналагично JA</text:span></text:p>
      <text:p text:style-name="P97"><text:span text:style-name="T54">int</text:span><text:span text:style-name="T52"> </text:span><text:span text:style-name="T55">n_row</text:span>;<text:span text:style-name="T52"> <text:s/></text:span><text:span text:style-name="T57">//</text:span><text:span text:style-name="T52"> </text:span><text:span text:style-name="T57">количество</text:span><text:span text:style-name="T52"> </text:span><text:span text:style-name="T57">элементов</text:span><text:span text:style-name="T52"> </text:span><text:span text:style-name="T57">в</text:span><text:span text:style-name="T52"> </text:span><text:span text:style-name="T57">строке</text:span></text:p>
      <text:p text:style-name="P97"><text:span text:style-name="T54">int</text:span><text:span text:style-name="T52"> </text:span><text:span text:style-name="T55">nz_row</text:span><text:span text:style-name="T52"> </text:span>=<text:span text:style-name="T52"> </text:span><text:span text:style-name="T58">0</text:span>;<text:span text:style-name="T52"> </text:span><text:span text:style-name="T57">//</text:span><text:span text:style-name="T52"> </text:span><text:span text:style-name="T57">количество</text:span><text:span text:style-name="T52"> </text:span><text:span text:style-name="T57">ненулевых</text:span><text:span text:style-name="T53"> </text:span><text:span text:style-name="T57">элементов</text:span><text:span text:style-name="T52"> </text:span><text:span text:style-name="T57">в</text:span><text:span text:style-name="T52"> </text:span><text:span text:style-name="T57">строке</text:span></text:p>
      <text:p text:style-name="P122"/>
      <text:p text:style-name="P118"><text:span text:style-name="T85">Время — значение, возвращаемое функцией clock , разделенное на </text:span><text:span text:style-name="Emphasis"><text:span text:style-name="T81">CLOCKS_PER_SEC – </text:span></text:span><text:span text:style-name="Emphasis"><text:span text:style-name="T82">в </text:span></text:span><text:span text:style-name="Emphasis"><text:span text:style-name="T83">секундах </text:span></text:span><text:span text:style-name="Emphasis"><text:span text:style-name="T84">(в таблицах в милисекундах для удобства)</text:span></text:span></text:p>
      <text:p text:style-name="P118"><text:span text:style-name="Emphasis"><text:span text:style-name="T78">Память для обычной матрицы – </text:span></text:span><text:span text:style-name="Emphasis"><text:span text:style-name="T79">sizeof(float) * n * m</text:span></text:span></text:p>
      <text:p text:style-name="P118"><text:span text:style-name="Emphasis"><text:span text:style-name="T80">Память для разреженной матрицы – </text:span></text:span><text:span text:style-name="Emphasis"><text:span text:style-name="T79">sizeof(float) * nz + sizeof(int) * (nz + m + 1) ,</text:span></text:span></text:p>
      <text:p text:style-name="P118"><text:span text:style-name="Emphasis"><text:span text:style-name="T79">где n – количество строк, m – количество столбцов, nz – количество ненулевых элементов</text:span></text:span></text:p>
      <text:p text:style-name="P116"/>
      <text:p text:style-name="P117"><text:bookmark-start text:name="__RefHeading___Toc1420_358736874311"/>Для матриц 20x20<text:bookmark-end text:name="__RefHeading___Toc1420_358736874311"/></text:p>
      <text:h text:style-name="P114" text:outline-level="1"><text:bookmark-start text:name="__RefHeading___Toc1420_35873687432"/>Временные замеры (мс)<text:bookmark-end text:name="__RefHeading___Toc1420_3587368743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3">Заполненность, %</text:p>
          </table:table-cell>
          <table:table-cell table:style-name="Таблица3.A1" office:value-type="string">
            <text:p text:style-name="P66">Обычная матрица</text:p>
          </table:table-cell>
          <table:table-cell table:style-name="Таблица3.C1" office:value-type="string">
            <text:p text:style-name="P66">Разр<text:span text:style-name="T65">е</text:span>женная матрица</text:p>
          </table:table-cell>
        </table:table-row>
        <table:table-row>
          <table:table-cell table:style-name="Таблица3.A2" office:value-type="string">
            <text:p text:style-name="P101">0</text:p>
          </table:table-cell>
          <table:table-cell table:style-name="Таблица3.A2" office:value-type="string">
            <text:p text:style-name="P105">0.0<text:span text:style-name="T75">08</text:span></text:p>
          </table:table-cell>
          <table:table-cell table:style-name="Таблица3.C2" office:value-type="string">
            <text:p text:style-name="P104">0.<text:span text:style-name="T75">006</text:span></text:p>
          </table:table-cell>
        </table:table-row>
        <table:table-row>
          <table:table-cell table:style-name="Таблица3.A2" office:value-type="string">
            <text:p text:style-name="P102">25</text:p>
          </table:table-cell>
          <table:table-cell table:style-name="Таблица3.A2" office:value-type="string">
            <text:p text:style-name="P105">0.<text:span text:style-name="T75">008</text:span></text:p>
          </table:table-cell>
          <table:table-cell table:style-name="Таблица3.C2" office:value-type="string">
            <text:p text:style-name="P105">0.<text:span text:style-name="T75">00</text:span><text:span text:style-name="T86">7</text:span></text:p>
          </table:table-cell>
        </table:table-row>
        <table:table-row>
          <table:table-cell table:style-name="Таблица3.A2" office:value-type="string">
            <text:p text:style-name="P102">50</text:p>
          </table:table-cell>
          <table:table-cell table:style-name="Таблица3.A2" office:value-type="string">
            <text:p text:style-name="P105">0.<text:span text:style-name="T75">007</text:span></text:p>
          </table:table-cell>
          <table:table-cell table:style-name="Таблица3.C2" office:value-type="string">
            <text:p text:style-name="P105">0.<text:span text:style-name="T75">008</text:span></text:p>
          </table:table-cell>
        </table:table-row>
        <table:table-row>
          <table:table-cell table:style-name="Таблица3.A2" office:value-type="string">
            <text:p text:style-name="P102">75</text:p>
          </table:table-cell>
          <table:table-cell table:style-name="Таблица3.A2" office:value-type="string">
            <text:p text:style-name="P105">0.<text:span text:style-name="T75">007</text:span></text:p>
          </table:table-cell>
          <table:table-cell table:style-name="Таблица3.C2" office:value-type="string">
            <text:p text:style-name="P105">0.0<text:span text:style-name="T75">11</text:span></text:p>
          </table:table-cell>
        </table:table-row>
        <table:table-row>
          <table:table-cell table:style-name="Таблица3.A2" office:value-type="string">
            <text:p text:style-name="P102">100</text:p>
          </table:table-cell>
          <table:table-cell table:style-name="Таблица3.A2" office:value-type="string">
            <text:p text:style-name="P105">0.<text:span text:style-name="T75">008</text:span></text:p>
          </table:table-cell>
          <table:table-cell table:style-name="Таблица3.C2" office:value-type="string">
            <text:p text:style-name="P105">0.<text:span text:style-name="T75">012</text:span></text:p>
          </table:table-cell>
        </table:table-row>
      </table:table>
      <text:h text:style-name="P51" text:outline-level="1"><text:bookmark-start text:name="__RefHeading___Toc1315_20113440231"/><text:soft-page-break/><text:span text:style-name="T47">Память </text:span><text:span text:style-name="T46">(</text:span><text:span text:style-name="T47">байт</text:span><text:span text:style-name="T46">)</text:span><text:bookmark-end text:name="__RefHeading___Toc1315_20113440231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63">Заполненность, %</text:p>
          </table:table-cell>
          <table:table-cell table:style-name="Таблица4.A1" office:value-type="string">
            <text:p text:style-name="P66">Обычная матрица</text:p>
          </table:table-cell>
          <table:table-cell table:style-name="Таблица4.C1" office:value-type="string">
            <text:p text:style-name="P66">Разр<text:span text:style-name="T65">е</text:span>женная матрица</text:p>
          </table:table-cell>
        </table:table-row>
        <table:table-row>
          <table:table-cell table:style-name="Таблица4.A2" office:value-type="string">
            <text:p text:style-name="P101">0</text:p>
          </table:table-cell>
          <table:table-cell table:style-name="Таблица4.A2" office:value-type="string">
            <text:p text:style-name="P104">1600</text:p>
          </table:table-cell>
          <table:table-cell table:style-name="Таблица4.C2" office:value-type="string">
            <text:p text:style-name="P104">8<text:span text:style-name="T75">4</text:span></text:p>
          </table:table-cell>
        </table:table-row>
        <table:table-row>
          <table:table-cell table:style-name="Таблица4.A2" office:value-type="string">
            <text:p text:style-name="P102">25</text:p>
          </table:table-cell>
          <table:table-cell table:style-name="Таблица4.A2" office:value-type="string">
            <text:p text:style-name="P104">1600</text:p>
          </table:table-cell>
          <table:table-cell table:style-name="Таблица4.C2" office:value-type="string">
            <text:p text:style-name="P104">8<text:span text:style-name="T75">84</text:span></text:p>
          </table:table-cell>
        </table:table-row>
        <table:table-row>
          <table:table-cell table:style-name="Таблица4.A2" office:value-type="string">
            <text:p text:style-name="P102">50</text:p>
          </table:table-cell>
          <table:table-cell table:style-name="Таблица4.A2" office:value-type="string">
            <text:p text:style-name="P104">1600</text:p>
          </table:table-cell>
          <table:table-cell table:style-name="Таблица4.C2" office:value-type="string">
            <text:p text:style-name="P110">1804</text:p>
          </table:table-cell>
        </table:table-row>
        <table:table-row>
          <table:table-cell table:style-name="Таблица4.A2" office:value-type="string">
            <text:p text:style-name="P102">75</text:p>
          </table:table-cell>
          <table:table-cell table:style-name="Таблица4.A2" office:value-type="string">
            <text:p text:style-name="P104">1600</text:p>
          </table:table-cell>
          <table:table-cell table:style-name="Таблица4.C2" office:value-type="string">
            <text:p text:style-name="P110">2548</text:p>
          </table:table-cell>
        </table:table-row>
        <table:table-row>
          <table:table-cell table:style-name="Таблица4.A2" office:value-type="string">
            <text:p text:style-name="P102">100</text:p>
          </table:table-cell>
          <table:table-cell table:style-name="Таблица4.A2" office:value-type="string">
            <text:p text:style-name="P104">1600</text:p>
          </table:table-cell>
          <table:table-cell table:style-name="Таблица4.C2" office:value-type="string">
            <text:p text:style-name="P110">3444</text:p>
          </table:table-cell>
        </table:table-row>
      </table:table>
      <text:h text:style-name="P115" text:outline-level="1"/>
      <text:p text:style-name="P117"><text:bookmark-start text:name="__RefHeading___Toc1420_35873687431"/>Для матриц 200x200<text:bookmark-end text:name="__RefHeading___Toc1420_35873687431"/></text:p>
      <text:h text:style-name="P112" text:outline-level="1"><text:bookmark-start text:name="__RefHeading___Toc1420_3587368743"/>Временные замеры (мс)<text:bookmark-end text:name="__RefHeading___Toc1420_358736874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1">Заполненность, %</text:p>
          </table:table-cell>
          <table:table-cell table:style-name="Table2.A1" office:value-type="string">
            <text:p text:style-name="P64">Обычная матрица</text:p>
          </table:table-cell>
          <table:table-cell table:style-name="Table2.C1" office:value-type="string">
            <text:p text:style-name="P64">Разр<text:span text:style-name="T65">е</text:span>женная матрица</text:p>
          </table:table-cell>
        </table:table-row>
        <table:table-row>
          <table:table-cell table:style-name="Table2.A2" office:value-type="string">
            <text:p text:style-name="P99">0</text:p>
          </table:table-cell>
          <table:table-cell table:style-name="Table2.A2" office:value-type="string">
            <text:p text:style-name="P103">0.304</text:p>
          </table:table-cell>
          <table:table-cell table:style-name="Table2.C2" office:value-type="string">
            <text:p text:style-name="P103">0.01</text:p>
          </table:table-cell>
        </table:table-row>
        <table:table-row>
          <table:table-cell table:style-name="Table2.A2" office:value-type="string">
            <text:p text:style-name="P100">25</text:p>
          </table:table-cell>
          <table:table-cell table:style-name="Table2.A2" office:value-type="string">
            <text:p text:style-name="P103">0.282</text:p>
          </table:table-cell>
          <table:table-cell table:style-name="Table2.C2" office:value-type="string">
            <text:p text:style-name="P103">0.105</text:p>
          </table:table-cell>
        </table:table-row>
        <table:table-row>
          <table:table-cell table:style-name="Table2.A2" office:value-type="string">
            <text:p text:style-name="P100">50</text:p>
          </table:table-cell>
          <table:table-cell table:style-name="Table2.A2" office:value-type="string">
            <text:p text:style-name="P103">0.298</text:p>
          </table:table-cell>
          <table:table-cell table:style-name="Table2.C2" office:value-type="string">
            <text:p text:style-name="P103">0.287</text:p>
          </table:table-cell>
        </table:table-row>
        <table:table-row>
          <table:table-cell table:style-name="Table2.A2" office:value-type="string">
            <text:p text:style-name="P100">75</text:p>
          </table:table-cell>
          <table:table-cell table:style-name="Table2.A2" office:value-type="string">
            <text:p text:style-name="P103">0.303</text:p>
          </table:table-cell>
          <table:table-cell table:style-name="Table2.C2" office:value-type="string">
            <text:p text:style-name="P103">0.384</text:p>
          </table:table-cell>
        </table:table-row>
        <table:table-row>
          <table:table-cell table:style-name="Table2.A2" office:value-type="string">
            <text:p text:style-name="P100">100</text:p>
          </table:table-cell>
          <table:table-cell table:style-name="Table2.A2" office:value-type="string">
            <text:p text:style-name="P103">0.299</text:p>
          </table:table-cell>
          <table:table-cell table:style-name="Table2.C2" office:value-type="string">
            <text:p text:style-name="P103">0.426</text:p>
          </table:table-cell>
        </table:table-row>
      </table:table>
      <text:h text:style-name="P50" text:outline-level="1"><text:bookmark-start text:name="__RefHeading___Toc1315_2011344023"/><text:span text:style-name="T47">Память </text:span><text:span text:style-name="T46">(</text:span><text:span text:style-name="T47">байт</text:span><text:span text:style-name="T46">)</text:span><text:bookmark-end text:name="__RefHeading___Toc1315_2011344023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62">Заполненность, %</text:p>
          </table:table-cell>
          <table:table-cell table:style-name="Таблица2.A1" office:value-type="string">
            <text:p text:style-name="P65">Обычная матрица</text:p>
          </table:table-cell>
          <table:table-cell table:style-name="Таблица2.C1" office:value-type="string">
            <text:p text:style-name="P65">Разр<text:span text:style-name="T65">е</text:span>женная матрица</text:p>
          </table:table-cell>
        </table:table-row>
        <table:table-row>
          <table:table-cell table:style-name="Таблица2.A2" office:value-type="string">
            <text:p text:style-name="P99">0</text:p>
          </table:table-cell>
          <table:table-cell table:style-name="Таблица2.A2" office:value-type="string">
            <text:p text:style-name="P103">160000</text:p>
          </table:table-cell>
          <table:table-cell table:style-name="Таблица2.C2" office:value-type="string">
            <text:p text:style-name="P103">804</text:p>
          </table:table-cell>
        </table:table-row>
        <table:table-row>
          <table:table-cell table:style-name="Таблица2.A2" office:value-type="string">
            <text:p text:style-name="P100">25</text:p>
          </table:table-cell>
          <table:table-cell table:style-name="Таблица2.A2" office:value-type="string">
            <text:p text:style-name="P103">160000</text:p>
          </table:table-cell>
          <table:table-cell table:style-name="Таблица2.C2" office:value-type="string">
            <text:p text:style-name="P103">82308</text:p>
          </table:table-cell>
        </table:table-row>
        <table:table-row>
          <table:table-cell table:style-name="Таблица2.A2" office:value-type="string">
            <text:p text:style-name="P100">50</text:p>
          </table:table-cell>
          <table:table-cell table:style-name="Таблица2.A2" office:value-type="string">
            <text:p text:style-name="P103">160000</text:p>
          </table:table-cell>
          <table:table-cell table:style-name="Таблица2.C2" office:value-type="string">
            <text:p text:style-name="P106">1<text:span text:style-name="T59">62620</text:span></text:p>
          </table:table-cell>
        </table:table-row>
        <table:table-row>
          <table:table-cell table:style-name="Таблица2.A2" office:value-type="string">
            <text:p text:style-name="P100">75</text:p>
          </table:table-cell>
          <table:table-cell table:style-name="Таблица2.A2" office:value-type="string">
            <text:p text:style-name="P103">160000</text:p>
          </table:table-cell>
          <table:table-cell table:style-name="Таблица2.C2" office:value-type="string">
            <text:p text:style-name="P108">241948</text:p>
          </table:table-cell>
        </table:table-row>
        <table:table-row>
          <table:table-cell table:style-name="Таблица2.A2" office:value-type="string">
            <text:p text:style-name="P100">100</text:p>
          </table:table-cell>
          <table:table-cell table:style-name="Таблица2.A2" office:value-type="string">
            <text:p text:style-name="P103">160000</text:p>
          </table:table-cell>
          <table:table-cell table:style-name="Таблица2.C2" office:value-type="string">
            <text:p text:style-name="P108">322404</text:p>
          </table:table-cell>
        </table:table-row>
      </table:table>
      <text:h text:style-name="P52" text:outline-level="1"><text:soft-page-break/></text:h>
      <text:p text:style-name="P117"><text:bookmark-start text:name="__RefHeading___Toc1420_358736874312"/>Для матриц 2000x2000<text:bookmark-end text:name="__RefHeading___Toc1420_358736874312"/></text:p>
      <text:h text:style-name="P114" text:outline-level="1"><text:bookmark-start text:name="__RefHeading___Toc1420_35873687433"/>Временные замеры (мс)<text:bookmark-end text:name="__RefHeading___Toc1420_35873687433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63">Заполненность, %</text:p>
          </table:table-cell>
          <table:table-cell table:style-name="Таблица5.A1" office:value-type="string">
            <text:p text:style-name="P66">Обычная матрица</text:p>
          </table:table-cell>
          <table:table-cell table:style-name="Таблица5.C1" office:value-type="string">
            <text:p text:style-name="P66">Разр<text:span text:style-name="T65">е</text:span>женная матрица</text:p>
          </table:table-cell>
        </table:table-row>
        <table:table-row>
          <table:table-cell table:style-name="Таблица5.A2" office:value-type="string">
            <text:p text:style-name="P101">0</text:p>
          </table:table-cell>
          <table:table-cell table:style-name="Таблица5.A2" office:value-type="string">
            <text:p text:style-name="P111">65.441</text:p>
          </table:table-cell>
          <table:table-cell table:style-name="Таблица5.C2" office:value-type="string">
            <text:p text:style-name="P104">0.0<text:span text:style-name="T75">36</text:span></text:p>
          </table:table-cell>
        </table:table-row>
        <table:table-row>
          <table:table-cell table:style-name="Таблица5.A2" office:value-type="string">
            <text:p text:style-name="P102">25</text:p>
          </table:table-cell>
          <table:table-cell table:style-name="Таблица5.A2" office:value-type="string">
            <text:p text:style-name="P111">65.537</text:p>
          </table:table-cell>
          <table:table-cell table:style-name="Таблица5.C2" office:value-type="string">
            <text:p text:style-name="P110"><text:span text:style-name="T77">3</text:span>0.791</text:p>
          </table:table-cell>
        </table:table-row>
        <table:table-row>
          <table:table-cell table:style-name="Таблица5.A2" office:value-type="string">
            <text:p text:style-name="P102">50</text:p>
          </table:table-cell>
          <table:table-cell table:style-name="Таблица5.A2" office:value-type="string">
            <text:p text:style-name="P111">65.447</text:p>
          </table:table-cell>
          <table:table-cell table:style-name="Таблица5.C2" office:value-type="string">
            <text:p text:style-name="P110"><text:span text:style-name="T77">6</text:span>1.<text:span text:style-name="T76">752</text:span></text:p>
          </table:table-cell>
        </table:table-row>
        <table:table-row>
          <table:table-cell table:style-name="Таблица5.A2" office:value-type="string">
            <text:p text:style-name="P102">75</text:p>
          </table:table-cell>
          <table:table-cell table:style-name="Таблица5.A2" office:value-type="string">
            <text:p text:style-name="P111">65.258</text:p>
          </table:table-cell>
          <table:table-cell table:style-name="Таблица5.C2" office:value-type="string">
            <text:p text:style-name="P111">81.256</text:p>
          </table:table-cell>
        </table:table-row>
        <table:table-row>
          <table:table-cell table:style-name="Таблица5.A2" office:value-type="string">
            <text:p text:style-name="P102">100</text:p>
          </table:table-cell>
          <table:table-cell table:style-name="Таблица5.A2" office:value-type="string">
            <text:p text:style-name="P111">64.382</text:p>
          </table:table-cell>
          <table:table-cell table:style-name="Таблица5.C2" office:value-type="string">
            <text:p text:style-name="P111">88.921</text:p>
          </table:table-cell>
        </table:table-row>
      </table:table>
      <text:h text:style-name="P51" text:outline-level="1"><text:bookmark-start text:name="__RefHeading___Toc1315_20113440232"/><text:span text:style-name="T47">Память </text:span><text:span text:style-name="T46">(</text:span><text:span text:style-name="T47">байт</text:span><text:span text:style-name="T46">)</text:span><text:bookmark-end text:name="__RefHeading___Toc1315_20113440232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63">Заполненность, %</text:p>
          </table:table-cell>
          <table:table-cell table:style-name="Таблица6.A1" office:value-type="string">
            <text:p text:style-name="P66">Обычная матрица</text:p>
          </table:table-cell>
          <table:table-cell table:style-name="Таблица6.C1" office:value-type="string">
            <text:p text:style-name="P66">Разр<text:span text:style-name="T65">е</text:span>женная матрица</text:p>
          </table:table-cell>
        </table:table-row>
        <table:table-row>
          <table:table-cell table:style-name="Таблица6.A2" office:value-type="string">
            <text:p text:style-name="P101">0</text:p>
          </table:table-cell>
          <table:table-cell table:style-name="Таблица6.A2" office:value-type="string">
            <text:p text:style-name="P104">160000<text:span text:style-name="T77">0</text:span><text:span text:style-name="T86">0</text:span></text:p>
          </table:table-cell>
          <table:table-cell table:style-name="Таблица6.C2" office:value-type="string">
            <text:p text:style-name="P104">80<text:span text:style-name="T77">0</text:span>4</text:p>
          </table:table-cell>
        </table:table-row>
        <table:table-row>
          <table:table-cell table:style-name="Таблица6.A2" office:value-type="string">
            <text:p text:style-name="P102">25</text:p>
          </table:table-cell>
          <table:table-cell table:style-name="Таблица6.A2" office:value-type="string">
            <text:p text:style-name="P104">160000<text:span text:style-name="T77">0</text:span><text:span text:style-name="T86">0</text:span></text:p>
          </table:table-cell>
          <table:table-cell table:style-name="Таблица6.C2" office:value-type="string">
            <text:p text:style-name="P104">8<text:span text:style-name="T77">0</text:span>2<text:span text:style-name="T77">278</text:span>8</text:p>
          </table:table-cell>
        </table:table-row>
        <table:table-row>
          <table:table-cell table:style-name="Таблица6.A2" office:value-type="string">
            <text:p text:style-name="P102">50</text:p>
          </table:table-cell>
          <table:table-cell table:style-name="Таблица6.A2" office:value-type="string">
            <text:p text:style-name="P104">160000<text:span text:style-name="T77">0</text:span><text:span text:style-name="T86">0</text:span></text:p>
          </table:table-cell>
          <table:table-cell table:style-name="Таблица6.C2" office:value-type="string">
            <text:p text:style-name="P107">1<text:span text:style-name="T59">6</text:span><text:span text:style-name="T77">011044</text:span></text:p>
          </table:table-cell>
        </table:table-row>
        <table:table-row>
          <table:table-cell table:style-name="Таблица6.A2" office:value-type="string">
            <text:p text:style-name="P102">75</text:p>
          </table:table-cell>
          <table:table-cell table:style-name="Таблица6.A2" office:value-type="string">
            <text:p text:style-name="P104">160000<text:span text:style-name="T77">0</text:span><text:span text:style-name="T86">0</text:span></text:p>
          </table:table-cell>
          <table:table-cell table:style-name="Таблица6.C2" office:value-type="string">
            <text:p text:style-name="P109">24<text:span text:style-name="T77">0</text:span>1<text:span text:style-name="T77">7732</text:span></text:p>
          </table:table-cell>
        </table:table-row>
        <table:table-row>
          <table:table-cell table:style-name="Таблица6.A2" office:value-type="string">
            <text:p text:style-name="P102">100</text:p>
          </table:table-cell>
          <table:table-cell table:style-name="Таблица6.A2" office:value-type="string">
            <text:p text:style-name="P104">160000<text:span text:style-name="T77">0</text:span><text:span text:style-name="T86">0</text:span></text:p>
          </table:table-cell>
          <table:table-cell table:style-name="Таблица6.C2" office:value-type="string">
            <text:p text:style-name="P109">32<text:span text:style-name="T77">0</text:span>24<text:span text:style-name="T77">0</text:span>04</text:p>
          </table:table-cell>
        </table:table-row>
      </table:table>
      <text:h text:style-name="P54" text:outline-level="1"><text:bookmark-start text:name="__RefHeading___Toc1499_12240432422"/><text:bookmark-end text:name="__RefHeading___Toc1499_12240432422"/></text:h>
      <text:h text:style-name="P52" text:outline-level="1"><text:bookmark-start text:name="__RefHeading___Toc1499_1224043242"/>Описание алгоритма<text:bookmark-end text:name="__RefHeading___Toc1499_1224043242"/></text:h>
      <text:list xml:id="list1554377528" text:style-name="L2">
        <text:list-item>
          <text:p text:style-name="P128">После запуска программы пользователю предлагается или ввести <text:span text:style-name="T59">матрицу</text:span> вручную, или <text:span text:style-name="T59">взять ее из файла</text:span></text:p>
        </text:list-item>
        <text:list-item>
          <text:p text:style-name="P129">Пользователь указывает размерность матриц<text:span text:style-name="T60">ы и строки</text:span> </text:p>
          <text:p text:style-name="P129">и кол-во ненулевых элементов в них.</text:p>
        </text:list-item>
        <text:list-item>
          <text:p text:style-name="P130">Строка и матрица записываются в виде трех векторов</text:p>
        </text:list-item>
        <text:list-item>
          <text:p text:style-name="P130"><text:soft-page-break/>При умножении разреженных матриц поиск соответственных элементов реализуется с помощью дополнительного массива IP. При умножении стандартным способом вектора строки и матрицы преобразуются в обычный вид.</text:p>
        </text:list-item>
        <text:list-item>
          <text:p text:style-name="P131">В случае возникновения аварийной ситуации программа оповещает пользователя о возникшей ошибке и завершается.</text:p>
        </text:list-item>
      </text:list>
      <text:h text:style-name="P113" text:outline-level="1"><text:bookmark-start text:name="__RefHeading___Toc1426_3587368743"/>Ответы на контрольные вопросы<text:bookmark-end text:name="__RefHeading___Toc1426_3587368743"/></text:h>
      <text:p text:style-name="P40">1. Что такое разреженная матрица, какие способы хранения вы знаете?</text:p>
      <text:p text:style-name="P42">Разреженная матрица — матрица, содержащая большое кол-во нулевых элементов. Хранить такую можно как обычную матрицу <text:span text:style-name="T60">или с помощью трех векторов, отвечающих только за ненулевые элементы</text:span></text:p>
      <text:p text:style-name="P40">2. Каким образом и сколько памяти выделяется под хранение разреженной и обычной матрицы?</text:p>
      <text:p text:style-name="P43">Под обычную матрицу выделяется <text:span text:style-name="T38">N * M</text:span> ячеек памяти. <text:s/>А <text:span text:style-name="T72">разреженную матрицу можно хранить как обычную или в особой форме. В особой форсе </text:span>для <text:span text:style-name="T72">матрицы выделяется</text:span><text:span text:style-name="T38"> <text:s/>L </text:span><text:span text:style-name="T39"><text:s/></text:span><text:span text:style-name="T72">ячеек памяти </text:span><text:span text:style-name="T73">для ненулевых элементов плюс</text:span><text:span text:style-name="T40"> (L + M </text:span><text:span text:style-name="T41">+ 1</text:span><text:span text:style-name="T40">) * sizeof(int) </text:span><text:span text:style-name="T73">для индексов этих элементов</text:span>, где L — кол-во ненулевых элементов матриц<text:span text:style-name="T48">ы, </text:span><text:span text:style-name="T73">N — количество строк, </text:span><text:span text:style-name="T48">а M – </text:span><text:span text:style-name="T49">к</text:span><text:span text:style-name="T48">ол-во </text:span><text:span text:style-name="T61">столбцов</text:span><text:span text:style-name="T48">.</text:span></text:p>
      <text:p text:style-name="P40">3. Каков принцип обработки разреженной матрицы?</text:p>
      <text:p text:style-name="P44">Т.к. разреженные матрицы содержат большое кол-во нулей, то и хранятся они в таких структурах, которые «запоминают» только ненулевые элементы. Поэтому алгоритмы обработки оперируют лишь значащими данными, что даёт выигрыш по памяти и скорости по сравнению с алгоритмами обработки обычных матриц.</text:p>
      <text:p text:style-name="P41"><text:line-break/>4. В каком случае для матриц эффективнее применять стандартные алгоритмы обработки матриц? От чего это зависит?</text:p>
      <text:p text:style-name="P38"><text:span text:style-name="T42">Чем менее разр</text:span><text:span text:style-name="T44">е</text:span><text:span text:style-name="T42">жена матрица, тем меньший смысл использовать для её обработки алгоритмы разреженных матриц. Начиная </text:span><text:span text:style-name="T43">примерно </text:span><text:span text:style-name="T42">с 50% </text:span><text:span text:style-name="T43">(как видно на результатах сравнения)</text:span><text:span text:style-name="T42"> лучше всего и по памяти, и по времени, использовать стандартные алгоритмы обработки матриц. </text:span></text:p>
      <text:p text:style-name="P39"/>
      <text:p text:style-name="P55">Вывод</text:p>
      <text:p text:style-name="P134">Алгоритмы работы с разреженной матрицей эффективны в том</text:p>
      <text:p text:style-name="P58"><text:span text:style-name="T25">случае, если количество ненул</text:span><text:span text:style-name="T27">е</text:span><text:span text:style-name="T25">вых элементов в матрице мало. Это хорошо</text:span></text:p>
      <text:p text:style-name="P58"><text:soft-page-break/><text:span text:style-name="T25">видно при больших размерах матрицы (</text:span><text:span text:style-name="T27">2</text:span><text:span text:style-name="T25">00х</text:span><text:span text:style-name="T27">2</text:span><text:span text:style-name="T25">00 </text:span><text:span text:style-name="T27">и 2000x2000</text:span><text:span text:style-name="T25">). В этом случае при заполнении свыше </text:span><text:span text:style-name="T27">50</text:span><text:span text:style-name="T25">% алгоритм для работы с разреженной матрицей</text:span></text:p>
      <text:p text:style-name="P58"><text:span text:style-name="T25">работает дольше обычного.</text:span><text:span text:style-name="T26"> Затраты по памяти алгоритма для разряженной матрицы превышают затраты обычного алгоритма при 50% заполнения матрицы, а при 100% превосходят уже в два раза.</text:span><text:span text:style-name="T25"> </text:span><text:span text:style-name="T27">Поэтому и</text:span><text:span text:style-name="T25">спользовать специальные </text:span><text:span text:style-name="T26">виды обработки матриц</text:span><text:span text:style-name="T25"> при большом кол</text:span><text:span text:style-name="T27">ичест</text:span><text:span text:style-name="T25">ве элементов имеет смысл, </text:span><text:span text:style-name="T26">когда матрица разрежена на &gt;50%. В ином случае эффективнее и по памяти и по времени обработки является стандартный способ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2.117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2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207</meta:editing-cycles>
    <meta:print-date>2019-11-26T17:37:00</meta:print-date>
    <meta:creation-date>2018-12-20T06:53:00</meta:creation-date>
    <dc:date>2024-02-18T18:17:13.572881496</dc:date>
    <meta:editing-duration>P1DT8H22M22S</meta:editing-duration>
    <meta:generator>LibreOffice/7.3.7.2$Linux_X86_64 LibreOffice_project/30$Build-2</meta:generator>
    <meta:document-statistic meta:table-count="8" meta:image-count="1" meta:object-count="0" meta:page-count="11" meta:paragraph-count="308" meta:word-count="1485" meta:character-count="9439" meta:non-whitespace-character-count="81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